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4"/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float" office:value="1.50755030227686" calcext:value-type="float">
            <text:p>1.5075503023</text:p>
          </table:table-cell>
          <table:table-cell office:value-type="float" office:value="1.36630892853132" calcext:value-type="float">
            <text:p>1.3663089285</text:p>
          </table:table-cell>
          <table:table-cell office:value-type="float" office:value="1.47909863584528" calcext:value-type="float">
            <text:p>1.4790986358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.52471437298433" calcext:value-type="float">
            <text:p>1.524714373</text:p>
          </table:table-cell>
          <table:table-cell office:value-type="float" office:value="1.37766667881469" calcext:value-type="float">
            <text:p>1.3776666788</text:p>
          </table:table-cell>
          <table:table-cell office:value-type="float" office:value="1.48025731232721" calcext:value-type="float">
            <text:p>1.4802573123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.54508803731566" calcext:value-type="float">
            <text:p>1.5450880373</text:p>
          </table:table-cell>
          <table:table-cell office:value-type="float" office:value="1.3876338102765" calcext:value-type="float">
            <text:p>1.3876338103</text:p>
          </table:table-cell>
          <table:table-cell office:value-type="float" office:value="1.52009314630793" calcext:value-type="float">
            <text:p>1.5200931463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.56142943886216" calcext:value-type="float">
            <text:p>1.5614294389</text:p>
          </table:table-cell>
          <table:table-cell office:value-type="float" office:value="1.40266966737504" calcext:value-type="float">
            <text:p>1.4026696674</text:p>
          </table:table-cell>
          <table:table-cell office:value-type="float" office:value="1.53673581776327" calcext:value-type="float">
            <text:p>1.5367358178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.56549148051996" calcext:value-type="float">
            <text:p>1.5654914805</text:p>
          </table:table-cell>
          <table:table-cell office:value-type="float" office:value="1.42799479413547" calcext:value-type="float">
            <text:p>1.4279947941</text:p>
          </table:table-cell>
          <table:table-cell office:value-type="float" office:value="1.57206387462611" calcext:value-type="float">
            <text:p>1.5720638746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.56705567646723" calcext:value-type="float">
            <text:p>1.5670556765</text:p>
          </table:table-cell>
          <table:table-cell office:value-type="float" office:value="1.45051948982447" calcext:value-type="float">
            <text:p>1.4505194898</text:p>
          </table:table-cell>
          <table:table-cell office:value-type="float" office:value="1.583161878422" calcext:value-type="float">
            <text:p>1.5831618784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.57010293486447" calcext:value-type="float">
            <text:p>1.5701029349</text:p>
          </table:table-cell>
          <table:table-cell office:value-type="float" office:value="1.4527100590872" calcext:value-type="float">
            <text:p>1.4527100591</text:p>
          </table:table-cell>
          <table:table-cell office:value-type="float" office:value="1.5908916068523" calcext:value-type="float">
            <text:p>1.5908916069</text:p>
          </table:table-cell>
          <table:table-cell table:style-name="Default"/>
          <table:table-cell table:number-columns-repeated="5"/>
          <table:table-cell office:value-type="string" calcext:value-type="string">
            <text:p>lépték</text:p>
          </table:table-cell>
          <table:table-cell/>
        </table:table-row>
        <table:table-row table:style-name="ro1">
          <table:table-cell table:style-name="ce1" office:value-type="float" office:value="1.58335520115208" calcext:value-type="float">
            <text:p>1.5833552012</text:p>
          </table:table-cell>
          <table:table-cell office:value-type="float" office:value="1.45712278564034" calcext:value-type="float">
            <text:p>1.4571227856</text:p>
          </table:table-cell>
          <table:table-cell office:value-type="float" office:value="1.61919304652483" calcext:value-type="float">
            <text:p>1.619193046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1.58632843608588" calcext:value-type="float">
            <text:p>1.5863284361</text:p>
          </table:table-cell>
          <table:table-cell office:value-type="float" office:value="1.46049265305647" calcext:value-type="float">
            <text:p>1.4604926531</text:p>
          </table:table-cell>
          <table:table-cell office:value-type="float" office:value="1.62539242997752" calcext:value-type="float">
            <text:p>1.62539243</text:p>
          </table:table-cell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step</text:p>
          </table:table-cell>
          <table:table-cell table:formula="of:=MAX([.D1:.D100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.58932050092514" calcext:value-type="float">
            <text:p>1.5893205009</text:p>
          </table:table-cell>
          <table:table-cell office:value-type="float" office:value="1.46660093080753" calcext:value-type="float">
            <text:p>1.4666009308</text:p>
          </table:table-cell>
          <table:table-cell office:value-type="float" office:value="1.63355920390291" calcext:value-type="float">
            <text:p>1.6335592039</text:p>
          </table:table-cell>
          <table:table-cell table:number-columns-repeated="5"/>
          <table:table-cell table:formula="of:=MIN([.D1:.D1000])" office:value-type="float" office:value="0" calcext:value-type="float">
            <text:p>0</text:p>
          </table:table-cell>
          <table:table-cell table:formula="of:=(MAX([.D1:.D1000])-MIN([.D1:.D1000]))/[.J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.59707239621085" calcext:value-type="float">
            <text:p>1.5970723962</text:p>
          </table:table-cell>
          <table:table-cell office:value-type="float" office:value="1.49635581496902" calcext:value-type="float">
            <text:p>1.496355815</text:p>
          </table:table-cell>
          <table:table-cell office:value-type="float" office:value="1.64235596137432" calcext:value-type="float">
            <text:p>1.64235596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FLOOR([.I11];0.1;1)" office:value-type="float" office:value="0" calcext:value-type="float">
            <text:p>0</text:p>
          </table:table-cell>
          <table:table-cell/>
          <table:table-cell table:formula="of:=[.$I$10]+[.J11]*[.$J$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.60012076461872" calcext:value-type="float">
            <text:p>1.6001207646</text:p>
          </table:table-cell>
          <table:table-cell office:value-type="float" office:value="1.52347754813217" calcext:value-type="float">
            <text:p>1.5234775481</text:p>
          </table:table-cell>
          <table:table-cell office:value-type="float" office:value="1.6532209871218" calcext:value-type="float">
            <text:p>1.6532209871</text:p>
          </table:table-cell>
          <table:table-cell table:number-columns-repeated="3"/>
          <table:table-cell table:formula="of:=FLOOR([.I12];0.1;1)" office:value-type="float" office:value="0" calcext:value-type="float">
            <text:p>0</text:p>
          </table:table-cell>
          <table:table-cell table:formula="of:=COUNTIFS([.$D$1:.$D$1000];&quot;&lt;=&quot;&amp;[.I12];[.$D$1:.$D$1000];&quot;&gt;&quot;&amp;[.I11])" office:value-type="float" office:value="0" calcext:value-type="float">
            <text:p>0</text:p>
          </table:table-cell>
          <table:table-cell table:formula="of:=[.$I$10]+[.J12]*[.$J$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1.60488844854927" calcext:value-type="float">
            <text:p>1.6048884485</text:p>
          </table:table-cell>
          <table:table-cell office:value-type="float" office:value="1.53046693499005" calcext:value-type="float">
            <text:p>1.530466935</text:p>
          </table:table-cell>
          <table:table-cell office:value-type="float" office:value="1.65345495056646" calcext:value-type="float">
            <text:p>1.6534549506</text:p>
          </table:table-cell>
          <table:table-cell table:number-columns-repeated="3"/>
          <table:table-cell table:formula="of:=FLOOR([.I13];0.1;1)" office:value-type="float" office:value="0" calcext:value-type="float">
            <text:p>0</text:p>
          </table:table-cell>
          <table:table-cell table:formula="of:=COUNTIFS([.$D$1:.$D$1000];&quot;&lt;=&quot;&amp;[.I13];[.$D$1:.$D$1000];&quot;&gt;&quot;&amp;[.I12])" office:value-type="float" office:value="0" calcext:value-type="float">
            <text:p>0</text:p>
          </table:table-cell>
          <table:table-cell table:formula="of:=[.$I$10]+[.J13]*[.$J$1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1.61809542507482" calcext:value-type="float">
            <text:p>1.6180954251</text:p>
          </table:table-cell>
          <table:table-cell office:value-type="float" office:value="1.55072425615207" calcext:value-type="float">
            <text:p>1.5507242562</text:p>
          </table:table-cell>
          <table:table-cell office:value-type="float" office:value="1.68720252779974" calcext:value-type="float">
            <text:p>1.6872025278</text:p>
          </table:table-cell>
          <table:table-cell table:number-columns-repeated="3"/>
          <table:table-cell table:formula="of:=FLOOR([.I14];0.1;1)" office:value-type="float" office:value="0" calcext:value-type="float">
            <text:p>0</text:p>
          </table:table-cell>
          <table:table-cell table:formula="of:=COUNTIFS([.$D$1:.$D$1000];&quot;&lt;=&quot;&amp;[.I14];[.$D$1:.$D$1000];&quot;&gt;&quot;&amp;[.I13])" office:value-type="float" office:value="0" calcext:value-type="float">
            <text:p>0</text:p>
          </table:table-cell>
          <table:table-cell table:formula="of:=[.$I$10]+[.J14]*[.$J$1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float" office:value="1.6197560378934" calcext:value-type="float">
            <text:p>1.6197560379</text:p>
          </table:table-cell>
          <table:table-cell office:value-type="float" office:value="1.57447229301236" calcext:value-type="float">
            <text:p>1.574472293</text:p>
          </table:table-cell>
          <table:table-cell office:value-type="float" office:value="1.69047896188521" calcext:value-type="float">
            <text:p>1.6904789619</text:p>
          </table:table-cell>
          <table:table-cell table:number-columns-repeated="3"/>
          <table:table-cell table:formula="of:=FLOOR([.I15];0.1;1)" office:value-type="float" office:value="0" calcext:value-type="float">
            <text:p>0</text:p>
          </table:table-cell>
          <table:table-cell table:formula="of:=COUNTIFS([.$D$1:.$D$1000];&quot;&lt;=&quot;&amp;[.I15];[.$D$1:.$D$1000];&quot;&gt;&quot;&amp;[.I14])" office:value-type="float" office:value="0" calcext:value-type="float">
            <text:p>0</text:p>
          </table:table-cell>
          <table:table-cell table:formula="of:=[.$I$10]+[.J15]*[.$J$1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float" office:value="1.6211731380552" calcext:value-type="float">
            <text:p>1.6211731381</text:p>
          </table:table-cell>
          <table:table-cell office:value-type="float" office:value="1.5790278328515" calcext:value-type="float">
            <text:p>1.5790278329</text:p>
          </table:table-cell>
          <table:table-cell office:value-type="float" office:value="1.69727694855427" calcext:value-type="float">
            <text:p>1.6972769486</text:p>
          </table:table-cell>
          <table:table-cell table:number-columns-repeated="3"/>
          <table:table-cell table:formula="of:=FLOOR([.I16];0.1;1)" office:value-type="float" office:value="0" calcext:value-type="float">
            <text:p>0</text:p>
          </table:table-cell>
          <table:table-cell table:formula="of:=COUNTIFS([.$D$1:.$D$1000];&quot;&lt;=&quot;&amp;[.I16];[.$D$1:.$D$1000];&quot;&gt;&quot;&amp;[.I15])" office:value-type="float" office:value="0" calcext:value-type="float">
            <text:p>0</text:p>
          </table:table-cell>
          <table:table-cell table:formula="of:=[.$I$10]+[.J16]*[.$J$1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float" office:value="1.62431083185578" calcext:value-type="float">
            <text:p>1.6243108319</text:p>
          </table:table-cell>
          <table:table-cell office:value-type="float" office:value="1.5973855505571" calcext:value-type="float">
            <text:p>1.5973855506</text:p>
          </table:table-cell>
          <table:table-cell office:value-type="float" office:value="1.69749461949419" calcext:value-type="float">
            <text:p>1.6974946195</text:p>
          </table:table-cell>
          <table:table-cell table:number-columns-repeated="3"/>
          <table:table-cell table:formula="of:=FLOOR([.I17];0.1;1)" office:value-type="float" office:value="0" calcext:value-type="float">
            <text:p>0</text:p>
          </table:table-cell>
          <table:table-cell table:formula="of:=COUNTIFS([.$D$1:.$D$1000];&quot;&lt;=&quot;&amp;[.I17];[.$D$1:.$D$1000];&quot;&gt;&quot;&amp;[.I16])" office:value-type="float" office:value="0" calcext:value-type="float">
            <text:p>0</text:p>
          </table:table-cell>
          <table:table-cell table:formula="of:=[.$I$10]+[.J17]*[.$J$1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float" office:value="1.63824249771998" calcext:value-type="float">
            <text:p>1.6382424977</text:p>
          </table:table-cell>
          <table:table-cell office:value-type="float" office:value="1.59778454478419" calcext:value-type="float">
            <text:p>1.5977845448</text:p>
          </table:table-cell>
          <table:table-cell office:value-type="float" office:value="1.70193384976506" calcext:value-type="float">
            <text:p>1.7019338498</text:p>
          </table:table-cell>
          <table:table-cell table:number-columns-repeated="3"/>
          <table:table-cell table:formula="of:=FLOOR([.I18];0.1;1)" office:value-type="float" office:value="0" calcext:value-type="float">
            <text:p>0</text:p>
          </table:table-cell>
          <table:table-cell table:formula="of:=COUNTIFS([.$D$1:.$D$1000];&quot;&lt;=&quot;&amp;[.I18];[.$D$1:.$D$1000];&quot;&gt;&quot;&amp;[.I17])" office:value-type="float" office:value="0" calcext:value-type="float">
            <text:p>0</text:p>
          </table:table-cell>
          <table:table-cell table:formula="of:=[.$I$10]+[.J18]*[.$J$1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1.64180212921994" calcext:value-type="float">
            <text:p>1.6418021292</text:p>
          </table:table-cell>
          <table:table-cell office:value-type="float" office:value="1.5990232376458" calcext:value-type="float">
            <text:p>1.5990232376</text:p>
          </table:table-cell>
          <table:table-cell office:value-type="float" office:value="1.70252874329382" calcext:value-type="float">
            <text:p>1.7025287433</text:p>
          </table:table-cell>
          <table:table-cell table:number-columns-repeated="3"/>
          <table:table-cell table:formula="of:=FLOOR([.I19];0.1;1)" office:value-type="float" office:value="0" calcext:value-type="float">
            <text:p>0</text:p>
          </table:table-cell>
          <table:table-cell table:formula="of:=COUNTIFS([.$D$1:.$D$1000];&quot;&lt;=&quot;&amp;[.I19];[.$D$1:.$D$1000];&quot;&gt;&quot;&amp;[.I18])" office:value-type="float" office:value="0" calcext:value-type="float">
            <text:p>0</text:p>
          </table:table-cell>
          <table:table-cell table:formula="of:=[.$I$10]+[.J19]*[.$J$1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1.64324487918308" calcext:value-type="float">
            <text:p>1.6432448792</text:p>
          </table:table-cell>
          <table:table-cell office:value-type="float" office:value="1.60163446025864" calcext:value-type="float">
            <text:p>1.6016344603</text:p>
          </table:table-cell>
          <table:table-cell office:value-type="float" office:value="1.70587845562118" calcext:value-type="float">
            <text:p>1.7058784556</text:p>
          </table:table-cell>
          <table:table-cell table:number-columns-repeated="3"/>
          <table:table-cell table:formula="of:=FLOOR([.I20];0.1;1)" office:value-type="float" office:value="0" calcext:value-type="float">
            <text:p>0</text:p>
          </table:table-cell>
          <table:table-cell table:formula="of:=COUNTIFS([.$D$1:.$D$1000];&quot;&lt;=&quot;&amp;[.I20];[.$D$1:.$D$1000];&quot;&gt;&quot;&amp;[.I19])" office:value-type="float" office:value="0" calcext:value-type="float">
            <text:p>0</text:p>
          </table:table-cell>
          <table:table-cell table:formula="of:=[.$I$10]+[.J20]*[.$J$10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float" office:value="1.64668920087963" calcext:value-type="float">
            <text:p>1.6466892009</text:p>
          </table:table-cell>
          <table:table-cell office:value-type="float" office:value="1.61079855857067" calcext:value-type="float">
            <text:p>1.6107985586</text:p>
          </table:table-cell>
          <table:table-cell office:value-type="float" office:value="1.70996526038893" calcext:value-type="float">
            <text:p>1.70996526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FLOOR([.I21];0.1;1)" office:value-type="float" office:value="0" calcext:value-type="float">
            <text:p>0</text:p>
          </table:table-cell>
          <table:table-cell table:formula="of:=COUNTIFS([.$D$1:.$D$1000];&quot;&lt;=&quot;&amp;[.I21];[.$D$1:.$D$1000];&quot;&gt;&quot;&amp;[.I20])" office:value-type="float" office:value="0" calcext:value-type="float">
            <text:p>0</text:p>
          </table:table-cell>
          <table:table-cell table:formula="of:=[.$I$10]+[.J21]*[.$J$1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float" office:value="1.6519630403757" calcext:value-type="float">
            <text:p>1.6519630404</text:p>
          </table:table-cell>
          <table:table-cell office:value-type="float" office:value="1.6207229705584" calcext:value-type="float">
            <text:p>1.6207229706</text:p>
          </table:table-cell>
          <table:table-cell office:value-type="float" office:value="1.71082136607921" calcext:value-type="float">
            <text:p>1.7108213661</text:p>
          </table:table-cell>
          <table:table-cell table:number-columns-repeated="3"/>
          <table:table-cell table:formula="of:=FLOOR([.I22];0.1;1)" office:value-type="float" office:value="0" calcext:value-type="float">
            <text:p>0</text:p>
          </table:table-cell>
          <table:table-cell table:formula="of:=COUNTIFS([.$D$1:.$D$1000];&quot;&lt;=&quot;&amp;[.I22];[.$D$1:.$D$1000];&quot;&gt;&quot;&amp;[.I21])" office:value-type="float" office:value="0" calcext:value-type="float">
            <text:p>0</text:p>
          </table:table-cell>
          <table:table-cell table:formula="of:=[.$I$10]+[.J22]*[.$J$10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float" office:value="1.67111683086864" calcext:value-type="float">
            <text:p>1.6711168309</text:p>
          </table:table-cell>
          <table:table-cell office:value-type="float" office:value="1.62959031566175" calcext:value-type="float">
            <text:p>1.6295903157</text:p>
          </table:table-cell>
          <table:table-cell office:value-type="float" office:value="1.71181235540452" calcext:value-type="float">
            <text:p>1.7118123554</text:p>
          </table:table-cell>
          <table:table-cell table:number-columns-repeated="3"/>
          <table:table-cell table:formula="of:=FLOOR([.I23];0.1;1)" office:value-type="float" office:value="0" calcext:value-type="float">
            <text:p>0</text:p>
          </table:table-cell>
          <table:table-cell table:formula="of:=COUNTIFS([.$D$1:.$D$1000];&quot;&lt;=&quot;&amp;[.I23];[.$D$1:.$D$1000];&quot;&gt;&quot;&amp;[.I22])" office:value-type="float" office:value="0" calcext:value-type="float">
            <text:p>0</text:p>
          </table:table-cell>
          <table:table-cell table:formula="of:=[.$I$10]+[.J23]*[.$J$10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float" office:value="1.67430532449276" calcext:value-type="float">
            <text:p>1.6743053245</text:p>
          </table:table-cell>
          <table:table-cell office:value-type="float" office:value="1.63611781893234" calcext:value-type="float">
            <text:p>1.6361178189</text:p>
          </table:table-cell>
          <table:table-cell office:value-type="float" office:value="1.71956967724695" calcext:value-type="float">
            <text:p>1.7195696772</text:p>
          </table:table-cell>
          <table:table-cell table:number-columns-repeated="3"/>
          <table:table-cell table:formula="of:=FLOOR([.I24];0.1;1)" office:value-type="float" office:value="0" calcext:value-type="float">
            <text:p>0</text:p>
          </table:table-cell>
          <table:table-cell table:formula="of:=COUNTIFS([.$D$1:.$D$1000];&quot;&lt;=&quot;&amp;[.I24];[.$D$1:.$D$1000];&quot;&gt;&quot;&amp;[.I23])" office:value-type="float" office:value="0" calcext:value-type="float">
            <text:p>0</text:p>
          </table:table-cell>
          <table:table-cell table:formula="of:=[.$I$10]+[.J24]*[.$J$10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1.69479198585056" calcext:value-type="float">
            <text:p>1.6947919859</text:p>
          </table:table-cell>
          <table:table-cell office:value-type="float" office:value="1.63611781893234" calcext:value-type="float">
            <text:p>1.6361178189</text:p>
          </table:table-cell>
          <table:table-cell office:value-type="float" office:value="1.7253780372663" calcext:value-type="float">
            <text:p>1.7253780373</text:p>
          </table:table-cell>
          <table:table-cell table:number-columns-repeated="3"/>
          <table:table-cell table:formula="of:=FLOOR([.I25];0.1;1)" office:value-type="float" office:value="0" calcext:value-type="float">
            <text:p>0</text:p>
          </table:table-cell>
          <table:table-cell table:formula="of:=COUNTIFS([.$D$1:.$D$1000];&quot;&lt;=&quot;&amp;[.I25];[.$D$1:.$D$1000];&quot;&gt;&quot;&amp;[.I24])" office:value-type="float" office:value="0" calcext:value-type="float">
            <text:p>0</text:p>
          </table:table-cell>
          <table:table-cell table:formula="of:=[.$I$10]+[.J25]*[.$J$10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float" office:value="1.69574958140669" calcext:value-type="float">
            <text:p>1.6957495814</text:p>
          </table:table-cell>
          <table:table-cell office:value-type="float" office:value="1.63656353294457" calcext:value-type="float">
            <text:p>1.6365635329</text:p>
          </table:table-cell>
          <table:table-cell office:value-type="float" office:value="1.76646837252264" calcext:value-type="float">
            <text:p>1.7664683725</text:p>
          </table:table-cell>
          <table:table-cell table:number-columns-repeated="3"/>
          <table:table-cell table:formula="of:=FLOOR([.I26];0.1;1)" office:value-type="float" office:value="0" calcext:value-type="float">
            <text:p>0</text:p>
          </table:table-cell>
          <table:table-cell table:formula="of:=COUNTIFS([.$D$1:.$D$1000];&quot;&lt;=&quot;&amp;[.I26];[.$D$1:.$D$1000];&quot;&gt;&quot;&amp;[.I25])" office:value-type="float" office:value="0" calcext:value-type="float">
            <text:p>0</text:p>
          </table:table-cell>
          <table:table-cell table:formula="of:=[.$I$10]+[.J26]*[.$J$10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float" office:value="1.71236922512999" calcext:value-type="float">
            <text:p>1.7123692251</text:p>
          </table:table-cell>
          <table:table-cell office:value-type="float" office:value="1.65045608808748" calcext:value-type="float">
            <text:p>1.6504560881</text:p>
          </table:table-cell>
          <table:table-cell office:value-type="float" office:value="1.76802975872284" calcext:value-type="float">
            <text:p>1.7680297587</text:p>
          </table:table-cell>
          <table:table-cell table:number-columns-repeated="3"/>
          <table:table-cell table:formula="of:=FLOOR([.I27];0.1;1)" office:value-type="float" office:value="0" calcext:value-type="float">
            <text:p>0</text:p>
          </table:table-cell>
          <table:table-cell table:formula="of:=COUNTIFS([.$D$1:.$D$1000];&quot;&lt;=&quot;&amp;[.I27];[.$D$1:.$D$1000];&quot;&gt;&quot;&amp;[.I26])" office:value-type="float" office:value="0" calcext:value-type="float">
            <text:p>0</text:p>
          </table:table-cell>
          <table:table-cell table:formula="of:=[.$I$10]+[.J27]*[.$J$10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office:value-type="float" office:value="1.71700269625978" calcext:value-type="float">
            <text:p>1.7170026963</text:p>
          </table:table-cell>
          <table:table-cell office:value-type="float" office:value="1.65475498931428" calcext:value-type="float">
            <text:p>1.6547549893</text:p>
          </table:table-cell>
          <table:table-cell office:value-type="float" office:value="1.76953060610421" calcext:value-type="float">
            <text:p>1.7695306061</text:p>
          </table:table-cell>
          <table:table-cell table:number-columns-repeated="3"/>
          <table:table-cell table:formula="of:=FLOOR([.I28];0.1;1)" office:value-type="float" office:value="0" calcext:value-type="float">
            <text:p>0</text:p>
          </table:table-cell>
          <table:table-cell table:formula="of:=COUNTIFS([.$D$1:.$D$1000];&quot;&lt;=&quot;&amp;[.I28];[.$D$1:.$D$1000];&quot;&gt;&quot;&amp;[.I27])" office:value-type="float" office:value="0" calcext:value-type="float">
            <text:p>0</text:p>
          </table:table-cell>
          <table:table-cell table:formula="of:=[.$I$10]+[.J28]*[.$J$10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float" office:value="1.71838839560731" calcext:value-type="float">
            <text:p>1.7183883956</text:p>
          </table:table-cell>
          <table:table-cell office:value-type="float" office:value="1.65660592375212" calcext:value-type="float">
            <text:p>1.6566059238</text:p>
          </table:table-cell>
          <table:table-cell office:value-type="float" office:value="1.7734074168897" calcext:value-type="float">
            <text:p>1.7734074169</text:p>
          </table:table-cell>
          <table:table-cell table:number-columns-repeated="3"/>
          <table:table-cell table:formula="of:=FLOOR([.I29];0.1;1)" office:value-type="float" office:value="0" calcext:value-type="float">
            <text:p>0</text:p>
          </table:table-cell>
          <table:table-cell table:formula="of:=COUNTIFS([.$D$1:.$D$1000];&quot;&lt;=&quot;&amp;[.I29];[.$D$1:.$D$1000];&quot;&gt;&quot;&amp;[.I28])" office:value-type="float" office:value="0" calcext:value-type="float">
            <text:p>0</text:p>
          </table:table-cell>
          <table:table-cell table:formula="of:=[.$I$10]+[.J29]*[.$J$10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office:value-type="float" office:value="1.74151139117922" calcext:value-type="float">
            <text:p>1.7415113912</text:p>
          </table:table-cell>
          <table:table-cell office:value-type="float" office:value="1.65833770369998" calcext:value-type="float">
            <text:p>1.6583377037</text:p>
          </table:table-cell>
          <table:table-cell office:value-type="float" office:value="1.77440423736379" calcext:value-type="float">
            <text:p>1.7744042374</text:p>
          </table:table-cell>
          <table:table-cell table:style-name="Default"/>
          <table:table-cell table:number-columns-repeated="2"/>
          <table:table-cell table:formula="of:=FLOOR([.I30];0.1;1)" office:value-type="float" office:value="0" calcext:value-type="float">
            <text:p>0</text:p>
          </table:table-cell>
          <table:table-cell table:formula="of:=COUNTIFS([.$D$1:.$D$1000];&quot;&lt;=&quot;&amp;[.I30];[.$D$1:.$D$1000];&quot;&gt;&quot;&amp;[.I29])" office:value-type="float" office:value="0" calcext:value-type="float">
            <text:p>0</text:p>
          </table:table-cell>
          <table:table-cell table:formula="of:=[.$I$10]+[.J30]*[.$J$10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" office:value-type="float" office:value="1.75169150959999" calcext:value-type="float">
            <text:p>1.7516915096</text:p>
          </table:table-cell>
          <table:table-cell office:value-type="float" office:value="1.66938004136003" calcext:value-type="float">
            <text:p>1.6693800414</text:p>
          </table:table-cell>
          <table:table-cell office:value-type="float" office:value="1.78152288180666" calcext:value-type="float">
            <text:p>1.7815228818</text:p>
          </table:table-cell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formula="of:=FLOOR([.I31];0.1;1)" office:value-type="float" office:value="0" calcext:value-type="float">
            <text:p>0</text:p>
          </table:table-cell>
          <table:table-cell table:formula="of:=COUNTIFS([.$D$1:.$D$1000];&quot;&lt;=&quot;&amp;[.I31];[.$D$1:.$D$1000];&quot;&gt;&quot;&amp;[.I30])" office:value-type="float" office:value="0" calcext:value-type="float">
            <text:p>0</text:p>
          </table:table-cell>
          <table:table-cell table:formula="of:=[.$I$10]+[.J31]*[.$J$10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float" office:value="1.75900540752914" calcext:value-type="float">
            <text:p>1.7590054075</text:p>
          </table:table-cell>
          <table:table-cell office:value-type="float" office:value="1.68458322331525" calcext:value-type="float">
            <text:p>1.6845832233</text:p>
          </table:table-cell>
          <table:table-cell office:value-type="float" office:value="1.78458270885331" calcext:value-type="float">
            <text:p>1.7845827089</text:p>
          </table:table-cell>
          <table:table-cell table:style-name="Default"/>
          <table:table-cell table:number-columns-repeated="2"/>
          <table:table-cell table:formula="of:=FLOOR([.I32];0.1;1)" office:value-type="float" office:value="0" calcext:value-type="float">
            <text:p>0</text:p>
          </table:table-cell>
          <table:table-cell table:formula="of:=COUNTIFS([.$D$1:.$D$1000];&quot;&lt;=&quot;&amp;[.I32];[.$D$1:.$D$1000];&quot;&gt;&quot;&amp;[.I31])" office:value-type="float" office:value="0" calcext:value-type="float">
            <text:p>0</text:p>
          </table:table-cell>
          <table:table-cell table:formula="of:=[.$I$10]+[.J32]*[.$J$10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float" office:value="1.77328750132858" calcext:value-type="float">
            <text:p>1.7732875013</text:p>
          </table:table-cell>
          <table:table-cell office:value-type="float" office:value="1.68554260511377" calcext:value-type="float">
            <text:p>1.6855426051</text:p>
          </table:table-cell>
          <table:table-cell office:value-type="float" office:value="1.78461778604532" calcext:value-type="float">
            <text:p>1.784617786</text:p>
          </table:table-cell>
          <table:table-cell table:style-name="Default"/>
          <table:table-cell table:number-columns-repeated="2"/>
          <table:table-cell table:formula="of:=FLOOR([.I33];0.1;1)" office:value-type="float" office:value="0" calcext:value-type="float">
            <text:p>0</text:p>
          </table:table-cell>
          <table:table-cell table:formula="of:=COUNTIFS([.$D$1:.$D$1000];&quot;&lt;=&quot;&amp;[.I33];[.$D$1:.$D$1000];&quot;&gt;&quot;&amp;[.I32])" office:value-type="float" office:value="0" calcext:value-type="float">
            <text:p>0</text:p>
          </table:table-cell>
          <table:table-cell table:formula="of:=[.$I$10]+[.J33]*[.$J$10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1" office:value-type="float" office:value="1.78261572145642" calcext:value-type="float">
            <text:p>1.7826157215</text:p>
          </table:table-cell>
          <table:table-cell office:value-type="float" office:value="1.68559748795339" calcext:value-type="float">
            <text:p>1.685597488</text:p>
          </table:table-cell>
          <table:table-cell office:value-type="float" office:value="1.78463835957371" calcext:value-type="float">
            <text:p>1.7846383596</text:p>
          </table:table-cell>
          <table:table-cell table:style-name="Default"/>
          <table:table-cell table:number-columns-repeated="2"/>
          <table:table-cell table:formula="of:=FLOOR([.I34];0.1;1)" office:value-type="float" office:value="0" calcext:value-type="float">
            <text:p>0</text:p>
          </table:table-cell>
          <table:table-cell table:formula="of:=COUNTIFS([.$D$1:.$D$1000];&quot;&lt;=&quot;&amp;[.I34];[.$D$1:.$D$1000];&quot;&gt;&quot;&amp;[.I33])" office:value-type="float" office:value="0" calcext:value-type="float">
            <text:p>0</text:p>
          </table:table-cell>
          <table:table-cell table:formula="of:=[.$I$10]+[.J34]*[.$J$10]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" office:value-type="float" office:value="1.78549808182723" calcext:value-type="float">
            <text:p>1.7854980818</text:p>
          </table:table-cell>
          <table:table-cell office:value-type="float" office:value="1.69008677408383" calcext:value-type="float">
            <text:p>1.6900867741</text:p>
          </table:table-cell>
          <table:table-cell office:value-type="float" office:value="1.78710381034231" calcext:value-type="float">
            <text:p>1.7871038103</text:p>
          </table:table-cell>
          <table:table-cell table:style-name="Default"/>
          <table:table-cell table:number-columns-repeated="2"/>
          <table:table-cell table:formula="of:=FLOOR([.I35];0.1;1)" office:value-type="float" office:value="0" calcext:value-type="float">
            <text:p>0</text:p>
          </table:table-cell>
          <table:table-cell table:formula="of:=COUNTIFS([.$D$1:.$D$1000];&quot;&lt;=&quot;&amp;[.I35];[.$D$1:.$D$1000];&quot;&gt;&quot;&amp;[.I34])" office:value-type="float" office:value="0" calcext:value-type="float">
            <text:p>0</text:p>
          </table:table-cell>
          <table:table-cell table:formula="of:=[.$I$10]+[.J35]*[.$J$10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1" office:value-type="float" office:value="1.7866570961332" calcext:value-type="float">
            <text:p>1.7866570961</text:p>
          </table:table-cell>
          <table:table-cell office:value-type="float" office:value="1.69539269415687" calcext:value-type="float">
            <text:p>1.6953926942</text:p>
          </table:table-cell>
          <table:table-cell office:value-type="float" office:value="1.79817584557227" calcext:value-type="float">
            <text:p>1.7981758456</text:p>
          </table:table-cell>
          <table:table-cell table:style-name="Default"/>
          <table:table-cell table:number-columns-repeated="2"/>
          <table:table-cell table:formula="of:=FLOOR([.I36];0.1;1)" office:value-type="float" office:value="0" calcext:value-type="float">
            <text:p>0</text:p>
          </table:table-cell>
          <table:table-cell table:formula="of:=COUNTIFS([.$D$1:.$D$1000];&quot;&lt;=&quot;&amp;[.I36];[.$D$1:.$D$1000];&quot;&gt;&quot;&amp;[.I35])" office:value-type="float" office:value="0" calcext:value-type="float">
            <text:p>0</text:p>
          </table:table-cell>
          <table:table-cell table:formula="of:=[.$I$10]+[.J36]*[.$J$10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1.79564085074646" calcext:value-type="float">
            <text:p>1.7956408507</text:p>
          </table:table-cell>
          <table:table-cell office:value-type="float" office:value="1.70560837442482" calcext:value-type="float">
            <text:p>1.7056083744</text:p>
          </table:table-cell>
          <table:table-cell office:value-type="float" office:value="1.80130799224368" calcext:value-type="float">
            <text:p>1.8013079922</text:p>
          </table:table-cell>
          <table:table-cell table:style-name="Default"/>
          <table:table-cell table:number-columns-repeated="2"/>
          <table:table-cell table:formula="of:=FLOOR([.I37];0.1;1)" office:value-type="float" office:value="0" calcext:value-type="float">
            <text:p>0</text:p>
          </table:table-cell>
          <table:table-cell table:formula="of:=COUNTIFS([.$D$1:.$D$1000];&quot;&lt;=&quot;&amp;[.I37];[.$D$1:.$D$1000];&quot;&gt;&quot;&amp;[.I36])" office:value-type="float" office:value="0" calcext:value-type="float">
            <text:p>0</text:p>
          </table:table-cell>
          <table:table-cell table:formula="of:=[.$I$10]+[.J37]*[.$J$10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1.80217451804102" calcext:value-type="float">
            <text:p>1.802174518</text:p>
          </table:table-cell>
          <table:table-cell office:value-type="float" office:value="1.70560837442482" calcext:value-type="float">
            <text:p>1.7056083744</text:p>
          </table:table-cell>
          <table:table-cell office:value-type="float" office:value="1.80623725779177" calcext:value-type="float">
            <text:p>1.8062372578</text:p>
          </table:table-cell>
          <table:table-cell table:style-name="Default"/>
          <table:table-cell table:number-columns-repeated="2"/>
          <table:table-cell table:formula="of:=FLOOR([.I38];0.1;1)" office:value-type="float" office:value="0" calcext:value-type="float">
            <text:p>0</text:p>
          </table:table-cell>
          <table:table-cell table:formula="of:=COUNTIFS([.$D$1:.$D$1000];&quot;&lt;=&quot;&amp;[.I38];[.$D$1:.$D$1000];&quot;&gt;&quot;&amp;[.I37])" office:value-type="float" office:value="0" calcext:value-type="float">
            <text:p>0</text:p>
          </table:table-cell>
          <table:table-cell table:formula="of:=[.$I$10]+[.J38]*[.$J$10]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float" office:value="1.80330961872937" calcext:value-type="float">
            <text:p>1.8033096187</text:p>
          </table:table-cell>
          <table:table-cell office:value-type="float" office:value="1.71072148713949" calcext:value-type="float">
            <text:p>1.7107214871</text:p>
          </table:table-cell>
          <table:table-cell office:value-type="float" office:value="1.8090189735631" calcext:value-type="float">
            <text:p>1.8090189736</text:p>
          </table:table-cell>
          <table:table-cell table:style-name="Default"/>
          <table:table-cell table:number-columns-repeated="2"/>
          <table:table-cell table:formula="of:=FLOOR([.I39];0.1;1)" office:value-type="float" office:value="0" calcext:value-type="float">
            <text:p>0</text:p>
          </table:table-cell>
          <table:table-cell table:formula="of:=COUNTIFS([.$D$1:.$D$1000];&quot;&lt;=&quot;&amp;[.I39];[.$D$1:.$D$1000];&quot;&gt;&quot;&amp;[.I38])" office:value-type="float" office:value="0" calcext:value-type="float">
            <text:p>0</text:p>
          </table:table-cell>
          <table:table-cell table:formula="of:=[.$I$10]+[.J39]*[.$J$10]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1" office:value-type="float" office:value="1.8099791182382" calcext:value-type="float">
            <text:p>1.8099791182</text:p>
          </table:table-cell>
          <table:table-cell office:value-type="float" office:value="1.74300968971085" calcext:value-type="float">
            <text:p>1.7430096897</text:p>
          </table:table-cell>
          <table:table-cell office:value-type="float" office:value="1.80914148134533" calcext:value-type="float">
            <text:p>1.8091414813</text:p>
          </table:table-cell>
          <table:table-cell table:style-name="Default"/>
          <table:table-cell table:number-columns-repeated="2"/>
          <table:table-cell table:formula="of:=FLOOR([.I40];0.1;1)" office:value-type="float" office:value="0" calcext:value-type="float">
            <text:p>0</text:p>
          </table:table-cell>
          <table:table-cell table:formula="of:=COUNTIFS([.$D$1:.$D$1000];&quot;&lt;=&quot;&amp;[.I40];[.$D$1:.$D$1000];&quot;&gt;&quot;&amp;[.I39])" office:value-type="float" office:value="0" calcext:value-type="float">
            <text:p>0</text:p>
          </table:table-cell>
          <table:table-cell table:formula="of:=[.$I$10]+[.J40]*[.$J$10]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1.81416336133707" calcext:value-type="float">
            <text:p>1.8141633613</text:p>
          </table:table-cell>
          <table:table-cell office:value-type="float" office:value="1.74551163455901" calcext:value-type="float">
            <text:p>1.7455116346</text:p>
          </table:table-cell>
          <table:table-cell office:value-type="float" office:value="1.81230108823995" calcext:value-type="float">
            <text:p>1.8123010882</text:p>
          </table:table-cell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formula="of:=FLOOR([.I41];0.1;1)" office:value-type="float" office:value="0" calcext:value-type="float">
            <text:p>0</text:p>
          </table:table-cell>
          <table:table-cell table:formula="of:=COUNTIFS([.$D$1:.$D$1000];&quot;&lt;=&quot;&amp;[.I41];[.$D$1:.$D$1000];&quot;&gt;&quot;&amp;[.I40])" office:value-type="float" office:value="0" calcext:value-type="float">
            <text:p>0</text:p>
          </table:table-cell>
          <table:table-cell table:formula="of:=[.$I$10]+[.J41]*[.$J$10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float" office:value="1.81774525293849" calcext:value-type="float">
            <text:p>1.8177452529</text:p>
          </table:table-cell>
          <table:table-cell office:value-type="float" office:value="1.74899533144271" calcext:value-type="float">
            <text:p>1.7489953314</text:p>
          </table:table-cell>
          <table:table-cell office:value-type="float" office:value="1.81512535956085" calcext:value-type="float">
            <text:p>1.8151253596</text:p>
          </table:table-cell>
          <table:table-cell table:style-name="Default"/>
          <table:table-cell table:number-columns-repeated="2"/>
          <table:table-cell table:formula="of:=FLOOR([.I42];0.1;1)" office:value-type="float" office:value="0" calcext:value-type="float">
            <text:p>0</text:p>
          </table:table-cell>
          <table:table-cell table:formula="of:=COUNTIFS([.$D$1:.$D$1000];&quot;&lt;=&quot;&amp;[.I42];[.$D$1:.$D$1000];&quot;&gt;&quot;&amp;[.I41])" office:value-type="float" office:value="0" calcext:value-type="float">
            <text:p>0</text:p>
          </table:table-cell>
          <table:table-cell table:formula="of:=[.$I$10]+[.J42]*[.$J$10]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1" office:value-type="float" office:value="1.82179151180398" calcext:value-type="float">
            <text:p>1.8217915118</text:p>
          </table:table-cell>
          <table:table-cell office:value-type="float" office:value="1.75395304025212" calcext:value-type="float">
            <text:p>1.7539530403</text:p>
          </table:table-cell>
          <table:table-cell office:value-type="float" office:value="1.81517563855575" calcext:value-type="float">
            <text:p>1.8151756386</text:p>
          </table:table-cell>
          <table:table-cell table:style-name="Default"/>
          <table:table-cell table:number-columns-repeated="2"/>
          <table:table-cell table:formula="of:=FLOOR([.I43];0.1;1)" office:value-type="float" office:value="0" calcext:value-type="float">
            <text:p>0</text:p>
          </table:table-cell>
          <table:table-cell table:formula="of:=COUNTIFS([.$D$1:.$D$1000];&quot;&lt;=&quot;&amp;[.I43];[.$D$1:.$D$1000];&quot;&gt;&quot;&amp;[.I42])" office:value-type="float" office:value="0" calcext:value-type="float">
            <text:p>0</text:p>
          </table:table-cell>
          <table:table-cell table:formula="of:=[.$I$10]+[.J43]*[.$J$10]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float" office:value="1.82533946098574" calcext:value-type="float">
            <text:p>1.825339461</text:p>
          </table:table-cell>
          <table:table-cell office:value-type="float" office:value="1.76390190007646" calcext:value-type="float">
            <text:p>1.7639019001</text:p>
          </table:table-cell>
          <table:table-cell office:value-type="float" office:value="1.81532272735288" calcext:value-type="float">
            <text:p>1.8153227274</text:p>
          </table:table-cell>
          <table:table-cell table:style-name="Default"/>
          <table:table-cell table:number-columns-repeated="2"/>
          <table:table-cell table:formula="of:=FLOOR([.I44];0.1;1)" office:value-type="float" office:value="0" calcext:value-type="float">
            <text:p>0</text:p>
          </table:table-cell>
          <table:table-cell table:formula="of:=COUNTIFS([.$D$1:.$D$1000];&quot;&lt;=&quot;&amp;[.I44];[.$D$1:.$D$1000];&quot;&gt;&quot;&amp;[.I43])" office:value-type="float" office:value="0" calcext:value-type="float">
            <text:p>0</text:p>
          </table:table-cell>
          <table:table-cell table:formula="of:=[.$I$10]+[.J44]*[.$J$10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 office:value-type="float" office:value="1.83222331155096" calcext:value-type="float">
            <text:p>1.8322233116</text:p>
          </table:table-cell>
          <table:table-cell office:value-type="float" office:value="1.77058895928465" calcext:value-type="float">
            <text:p>1.7705889593</text:p>
          </table:table-cell>
          <table:table-cell office:value-type="float" office:value="1.81779926902975" calcext:value-type="float">
            <text:p>1.817799269</text:p>
          </table:table-cell>
          <table:table-cell table:style-name="Default"/>
          <table:table-cell table:number-columns-repeated="2"/>
          <table:table-cell table:formula="of:=FLOOR([.I45];0.1;1)" office:value-type="float" office:value="0" calcext:value-type="float">
            <text:p>0</text:p>
          </table:table-cell>
          <table:table-cell table:formula="of:=COUNTIFS([.$D$1:.$D$1000];&quot;&lt;=&quot;&amp;[.I45];[.$D$1:.$D$1000];&quot;&gt;&quot;&amp;[.I44])" office:value-type="float" office:value="0" calcext:value-type="float">
            <text:p>0</text:p>
          </table:table-cell>
          <table:table-cell table:formula="of:=[.$I$10]+[.J45]*[.$J$10]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float" office:value="1.83363836777363" calcext:value-type="float">
            <text:p>1.8336383678</text:p>
          </table:table-cell>
          <table:table-cell office:value-type="float" office:value="1.77283832534569" calcext:value-type="float">
            <text:p>1.7728383253</text:p>
          </table:table-cell>
          <table:table-cell office:value-type="float" office:value="1.82313888129102" calcext:value-type="float">
            <text:p>1.8231388813</text:p>
          </table:table-cell>
          <table:table-cell table:style-name="Default"/>
          <table:table-cell table:number-columns-repeated="2"/>
          <table:table-cell table:formula="of:=FLOOR([.I46];0.1;1)" office:value-type="float" office:value="0" calcext:value-type="float">
            <text:p>0</text:p>
          </table:table-cell>
          <table:table-cell table:formula="of:=COUNTIFS([.$D$1:.$D$1000];&quot;&lt;=&quot;&amp;[.I46];[.$D$1:.$D$1000];&quot;&gt;&quot;&amp;[.I45])" office:value-type="float" office:value="0" calcext:value-type="float">
            <text:p>0</text:p>
          </table:table-cell>
          <table:table-cell table:formula="of:=[.$I$10]+[.J46]*[.$J$10]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float" office:value="1.83979170042755" calcext:value-type="float">
            <text:p>1.8397917004</text:p>
          </table:table-cell>
          <table:table-cell office:value-type="float" office:value="1.77423463511199" calcext:value-type="float">
            <text:p>1.7742346351</text:p>
          </table:table-cell>
          <table:table-cell office:value-type="float" office:value="1.82936853975923" calcext:value-type="float">
            <text:p>1.8293685398</text:p>
          </table:table-cell>
          <table:table-cell table:style-name="Default"/>
          <table:table-cell table:number-columns-repeated="2"/>
          <table:table-cell table:formula="of:=FLOOR([.I47];0.1;1)" office:value-type="float" office:value="0" calcext:value-type="float">
            <text:p>0</text:p>
          </table:table-cell>
          <table:table-cell table:formula="of:=COUNTIFS([.$D$1:.$D$1000];&quot;&lt;=&quot;&amp;[.I47];[.$D$1:.$D$1000];&quot;&gt;&quot;&amp;[.I46])" office:value-type="float" office:value="0" calcext:value-type="float">
            <text:p>0</text:p>
          </table:table-cell>
          <table:table-cell table:formula="of:=[.$I$10]+[.J47]*[.$J$10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1" office:value-type="float" office:value="1.84290807866487" calcext:value-type="float">
            <text:p>1.8429080787</text:p>
          </table:table-cell>
          <table:table-cell office:value-type="float" office:value="1.77819485835396" calcext:value-type="float">
            <text:p>1.7781948584</text:p>
          </table:table-cell>
          <table:table-cell office:value-type="float" office:value="1.83245845739527" calcext:value-type="float">
            <text:p>1.8324584574</text:p>
          </table:table-cell>
          <table:table-cell table:style-name="Default"/>
          <table:table-cell table:number-columns-repeated="2"/>
          <table:table-cell table:formula="of:=FLOOR([.I48];0.1;1)" office:value-type="float" office:value="0" calcext:value-type="float">
            <text:p>0</text:p>
          </table:table-cell>
          <table:table-cell table:formula="of:=COUNTIFS([.$D$1:.$D$1000];&quot;&lt;=&quot;&amp;[.I48];[.$D$1:.$D$1000];&quot;&gt;&quot;&amp;[.I47])" office:value-type="float" office:value="0" calcext:value-type="float">
            <text:p>0</text:p>
          </table:table-cell>
          <table:table-cell table:formula="of:=[.$I$10]+[.J48]*[.$J$10]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1.84347485587087" calcext:value-type="float">
            <text:p>1.8434748559</text:p>
          </table:table-cell>
          <table:table-cell office:value-type="float" office:value="1.79191382069726" calcext:value-type="float">
            <text:p>1.7919138207</text:p>
          </table:table-cell>
          <table:table-cell office:value-type="float" office:value="1.83305056245455" calcext:value-type="float">
            <text:p>1.8330505625</text:p>
          </table:table-cell>
          <table:table-cell table:style-name="Default"/>
          <table:table-cell table:number-columns-repeated="2"/>
          <table:table-cell table:formula="of:=FLOOR([.I49];0.1;1)" office:value-type="float" office:value="0" calcext:value-type="float">
            <text:p>0</text:p>
          </table:table-cell>
          <table:table-cell table:formula="of:=COUNTIFS([.$D$1:.$D$1000];&quot;&lt;=&quot;&amp;[.I49];[.$D$1:.$D$1000];&quot;&gt;&quot;&amp;[.I48])" office:value-type="float" office:value="0" calcext:value-type="float">
            <text:p>0</text:p>
          </table:table-cell>
          <table:table-cell table:formula="of:=[.$I$10]+[.J49]*[.$J$10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float" office:value="1.85382143307923" calcext:value-type="float">
            <text:p>1.8538214331</text:p>
          </table:table-cell>
          <table:table-cell office:value-type="float" office:value="1.80088528567596" calcext:value-type="float">
            <text:p>1.8008852857</text:p>
          </table:table-cell>
          <table:table-cell office:value-type="float" office:value="1.83750424332318" calcext:value-type="float">
            <text:p>1.8375042433</text:p>
          </table:table-cell>
          <table:table-cell table:style-name="Default"/>
          <table:table-cell table:number-columns-repeated="2"/>
          <table:table-cell table:formula="of:=FLOOR([.I50];0.1;1)" office:value-type="float" office:value="0" calcext:value-type="float">
            <text:p>0</text:p>
          </table:table-cell>
          <table:table-cell table:formula="of:=COUNTIFS([.$D$1:.$D$1000];&quot;&lt;=&quot;&amp;[.I50];[.$D$1:.$D$1000];&quot;&gt;&quot;&amp;[.I49])" office:value-type="float" office:value="0" calcext:value-type="float">
            <text:p>0</text:p>
          </table:table-cell>
          <table:table-cell table:formula="of:=[.$I$10]+[.J50]*[.$J$10]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float" office:value="1.85812132101454" calcext:value-type="float">
            <text:p>1.858121321</text:p>
          </table:table-cell>
          <table:table-cell office:value-type="float" office:value="1.82600659004395" calcext:value-type="float">
            <text:p>1.82600659</text:p>
          </table:table-cell>
          <table:table-cell office:value-type="float" office:value="1.83900814837863" calcext:value-type="float">
            <text:p>1.8390081484</text:p>
          </table:table-cell>
          <table:table-cell table:style-name="Default"/>
          <table:table-cell/>
          <table:table-cell office:value-type="float" office:value="40" calcext:value-type="float">
            <text:p>40</text:p>
          </table:table-cell>
          <table:table-cell table:formula="of:=FLOOR([.I51];0.1;1)" office:value-type="float" office:value="0" calcext:value-type="float">
            <text:p>0</text:p>
          </table:table-cell>
          <table:table-cell table:formula="of:=COUNTIFS([.$D$1:.$D$1000];&quot;&lt;=&quot;&amp;[.I51];[.$D$1:.$D$1000];&quot;&gt;&quot;&amp;[.I50])" office:value-type="float" office:value="0" calcext:value-type="float">
            <text:p>0</text:p>
          </table:table-cell>
          <table:table-cell table:formula="of:=[.$I$10]+[.J51]*[.$J$10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1.86938089692002" calcext:value-type="float">
            <text:p>1.8693808969</text:p>
          </table:table-cell>
          <table:table-cell office:value-type="float" office:value="1.82728585448283" calcext:value-type="float">
            <text:p>1.8272858545</text:p>
          </table:table-cell>
          <table:table-cell office:value-type="float" office:value="1.84431276743516" calcext:value-type="float">
            <text:p>1.8443127674</text:p>
          </table:table-cell>
          <table:table-cell table:style-name="Default"/>
          <table:table-cell table:number-columns-repeated="2"/>
          <table:table-cell table:formula="of:=FLOOR([.I52];0.1;1)" office:value-type="float" office:value="0" calcext:value-type="float">
            <text:p>0</text:p>
          </table:table-cell>
          <table:table-cell table:formula="of:=COUNTIFS([.$D$1:.$D$1000];&quot;&lt;=&quot;&amp;[.I52];[.$D$1:.$D$1000];&quot;&gt;&quot;&amp;[.I51])" office:value-type="float" office:value="0" calcext:value-type="float">
            <text:p>0</text:p>
          </table:table-cell>
          <table:table-cell table:formula="of:=[.$I$10]+[.J52]*[.$J$10]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1" office:value-type="float" office:value="1.86995033584944" calcext:value-type="float">
            <text:p>1.8699503358</text:p>
          </table:table-cell>
          <table:table-cell office:value-type="float" office:value="1.83174379158472" calcext:value-type="float">
            <text:p>1.8317437916</text:p>
          </table:table-cell>
          <table:table-cell office:value-type="float" office:value="1.84571893377555" calcext:value-type="float">
            <text:p>1.8457189338</text:p>
          </table:table-cell>
          <table:table-cell table:style-name="Default"/>
          <table:table-cell table:number-columns-repeated="2"/>
          <table:table-cell table:formula="of:=FLOOR([.I53];0.1;1)" office:value-type="float" office:value="0" calcext:value-type="float">
            <text:p>0</text:p>
          </table:table-cell>
          <table:table-cell table:formula="of:=COUNTIFS([.$D$1:.$D$1000];&quot;&lt;=&quot;&amp;[.I53];[.$D$1:.$D$1000];&quot;&gt;&quot;&amp;[.I52])" office:value-type="float" office:value="0" calcext:value-type="float">
            <text:p>0</text:p>
          </table:table-cell>
          <table:table-cell table:formula="of:=[.$I$10]+[.J53]*[.$J$10]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float" office:value="1.90365359967125" calcext:value-type="float">
            <text:p>1.9036535997</text:p>
          </table:table-cell>
          <table:table-cell office:value-type="float" office:value="1.8319516884275" calcext:value-type="float">
            <text:p>1.8319516884</text:p>
          </table:table-cell>
          <table:table-cell office:value-type="float" office:value="1.85393608395661" calcext:value-type="float">
            <text:p>1.853936084</text:p>
          </table:table-cell>
          <table:table-cell table:style-name="Default"/>
          <table:table-cell table:number-columns-repeated="2"/>
          <table:table-cell table:formula="of:=FLOOR([.I54];0.1;1)" office:value-type="float" office:value="0" calcext:value-type="float">
            <text:p>0</text:p>
          </table:table-cell>
          <table:table-cell table:formula="of:=COUNTIFS([.$D$1:.$D$1000];&quot;&lt;=&quot;&amp;[.I54];[.$D$1:.$D$1000];&quot;&gt;&quot;&amp;[.I53])" office:value-type="float" office:value="0" calcext:value-type="float">
            <text:p>0</text:p>
          </table:table-cell>
          <table:table-cell table:formula="of:=[.$I$10]+[.J54]*[.$J$10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float" office:value="1.90415564273307" calcext:value-type="float">
            <text:p>1.9041556427</text:p>
          </table:table-cell>
          <table:table-cell office:value-type="float" office:value="1.83532796687161" calcext:value-type="float">
            <text:p>1.8353279669</text:p>
          </table:table-cell>
          <table:table-cell office:value-type="float" office:value="1.86412497172917" calcext:value-type="float">
            <text:p>1.8641249717</text:p>
          </table:table-cell>
          <table:table-cell table:style-name="Default"/>
          <table:table-cell table:number-columns-repeated="2"/>
          <table:table-cell table:formula="of:=FLOOR([.I55];0.1;1)" office:value-type="float" office:value="0" calcext:value-type="float">
            <text:p>0</text:p>
          </table:table-cell>
          <table:table-cell table:formula="of:=COUNTIFS([.$D$1:.$D$1000];&quot;&lt;=&quot;&amp;[.I55];[.$D$1:.$D$1000];&quot;&gt;&quot;&amp;[.I54])" office:value-type="float" office:value="0" calcext:value-type="float">
            <text:p>0</text:p>
          </table:table-cell>
          <table:table-cell table:formula="of:=[.$I$10]+[.J55]*[.$J$10]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float" office:value="1.9089242243265" calcext:value-type="float">
            <text:p>1.9089242243</text:p>
          </table:table-cell>
          <table:table-cell office:value-type="float" office:value="1.83536665577047" calcext:value-type="float">
            <text:p>1.8353666558</text:p>
          </table:table-cell>
          <table:table-cell office:value-type="float" office:value="1.86618461598725" calcext:value-type="float">
            <text:p>1.866184616</text:p>
          </table:table-cell>
          <table:table-cell table:style-name="Default"/>
          <table:table-cell table:number-columns-repeated="2"/>
          <table:table-cell table:formula="of:=FLOOR([.I56];0.1;1)" office:value-type="float" office:value="0" calcext:value-type="float">
            <text:p>0</text:p>
          </table:table-cell>
          <table:table-cell table:formula="of:=COUNTIFS([.$D$1:.$D$1000];&quot;&lt;=&quot;&amp;[.I56];[.$D$1:.$D$1000];&quot;&gt;&quot;&amp;[.I55])" office:value-type="float" office:value="0" calcext:value-type="float">
            <text:p>0</text:p>
          </table:table-cell>
          <table:table-cell table:formula="of:=[.$I$10]+[.J56]*[.$J$10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1" office:value-type="float" office:value="1.91088684450906" calcext:value-type="float">
            <text:p>1.9108868445</text:p>
          </table:table-cell>
          <table:table-cell office:value-type="float" office:value="1.83718039519586" calcext:value-type="float">
            <text:p>1.8371803952</text:p>
          </table:table-cell>
          <table:table-cell office:value-type="float" office:value="1.8683234214969" calcext:value-type="float">
            <text:p>1.8683234215</text:p>
          </table:table-cell>
          <table:table-cell table:style-name="Default"/>
          <table:table-cell table:number-columns-repeated="2"/>
          <table:table-cell table:formula="of:=FLOOR([.I57];0.1;1)" office:value-type="float" office:value="0" calcext:value-type="float">
            <text:p>0</text:p>
          </table:table-cell>
          <table:table-cell table:formula="of:=COUNTIFS([.$D$1:.$D$1000];&quot;&lt;=&quot;&amp;[.I57];[.$D$1:.$D$1000];&quot;&gt;&quot;&amp;[.I56])" office:value-type="float" office:value="0" calcext:value-type="float">
            <text:p>0</text:p>
          </table:table-cell>
          <table:table-cell table:formula="of:=[.$I$10]+[.J57]*[.$J$10]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1" office:value-type="float" office:value="1.91490241112503" calcext:value-type="float">
            <text:p>1.9149024111</text:p>
          </table:table-cell>
          <table:table-cell office:value-type="float" office:value="1.84134324308024" calcext:value-type="float">
            <text:p>1.8413432431</text:p>
          </table:table-cell>
          <table:table-cell office:value-type="float" office:value="1.88068196467747" calcext:value-type="float">
            <text:p>1.8806819647</text:p>
          </table:table-cell>
          <table:table-cell table:style-name="Default"/>
          <table:table-cell table:number-columns-repeated="2"/>
          <table:table-cell table:formula="of:=FLOOR([.I58];0.1;1)" office:value-type="float" office:value="0" calcext:value-type="float">
            <text:p>0</text:p>
          </table:table-cell>
          <table:table-cell table:formula="of:=COUNTIFS([.$D$1:.$D$1000];&quot;&lt;=&quot;&amp;[.I58];[.$D$1:.$D$1000];&quot;&gt;&quot;&amp;[.I57])" office:value-type="float" office:value="0" calcext:value-type="float">
            <text:p>0</text:p>
          </table:table-cell>
          <table:table-cell table:formula="of:=[.$I$10]+[.J58]*[.$J$10]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" office:value-type="float" office:value="1.92005940260388" calcext:value-type="float">
            <text:p>1.9200594026</text:p>
          </table:table-cell>
          <table:table-cell office:value-type="float" office:value="1.86040602184747" calcext:value-type="float">
            <text:p>1.8604060218</text:p>
          </table:table-cell>
          <table:table-cell office:value-type="float" office:value="1.88747425512039" calcext:value-type="float">
            <text:p>1.8874742551</text:p>
          </table:table-cell>
          <table:table-cell table:style-name="Default"/>
          <table:table-cell table:number-columns-repeated="2"/>
          <table:table-cell table:formula="of:=FLOOR([.I59];0.1;1)" office:value-type="float" office:value="0" calcext:value-type="float">
            <text:p>0</text:p>
          </table:table-cell>
          <table:table-cell table:formula="of:=COUNTIFS([.$D$1:.$D$1000];&quot;&lt;=&quot;&amp;[.I59];[.$D$1:.$D$1000];&quot;&gt;&quot;&amp;[.I58])" office:value-type="float" office:value="0" calcext:value-type="float">
            <text:p>0</text:p>
          </table:table-cell>
          <table:table-cell table:formula="of:=[.$I$10]+[.J59]*[.$J$10]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float" office:value="1.92113302419948" calcext:value-type="float">
            <text:p>1.9211330242</text:p>
          </table:table-cell>
          <table:table-cell office:value-type="float" office:value="1.86223986034658" calcext:value-type="float">
            <text:p>1.8622398603</text:p>
          </table:table-cell>
          <table:table-cell office:value-type="float" office:value="1.88999092529443" calcext:value-type="float">
            <text:p>1.8899909253</text:p>
          </table:table-cell>
          <table:table-cell table:style-name="Default"/>
          <table:table-cell table:number-columns-repeated="2"/>
          <table:table-cell table:formula="of:=FLOOR([.I60];0.1;1)" office:value-type="float" office:value="0" calcext:value-type="float">
            <text:p>0</text:p>
          </table:table-cell>
          <table:table-cell table:formula="of:=COUNTIFS([.$D$1:.$D$1000];&quot;&lt;=&quot;&amp;[.I60];[.$D$1:.$D$1000];&quot;&gt;&quot;&amp;[.I59])" office:value-type="float" office:value="0" calcext:value-type="float">
            <text:p>0</text:p>
          </table:table-cell>
          <table:table-cell table:formula="of:=[.$I$10]+[.J60]*[.$J$10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float" office:value="1.92750424675406" calcext:value-type="float">
            <text:p>1.9275042468</text:p>
          </table:table-cell>
          <table:table-cell office:value-type="float" office:value="1.86223986034658" calcext:value-type="float">
            <text:p>1.8622398603</text:p>
          </table:table-cell>
          <table:table-cell office:value-type="float" office:value="1.89959300805554" calcext:value-type="float">
            <text:p>1.8995930081</text:p>
          </table:table-cell>
          <table:table-cell table:style-name="Default"/>
          <table:table-cell/>
          <table:table-cell office:value-type="float" office:value="50" calcext:value-type="float">
            <text:p>50</text:p>
          </table:table-cell>
          <table:table-cell table:formula="of:=FLOOR([.I61];0.1;1)" office:value-type="float" office:value="0" calcext:value-type="float">
            <text:p>0</text:p>
          </table:table-cell>
          <table:table-cell table:formula="of:=COUNTIFS([.$D$1:.$D$1000];&quot;&lt;=&quot;&amp;[.I61];[.$D$1:.$D$1000];&quot;&gt;&quot;&amp;[.I60])" office:value-type="float" office:value="0" calcext:value-type="float">
            <text:p>0</text:p>
          </table:table-cell>
          <table:table-cell table:formula="of:=[.$I$10]+[.J61]*[.$J$10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float" office:value="1.93101513342376" calcext:value-type="float">
            <text:p>1.9310151334</text:p>
          </table:table-cell>
          <table:table-cell office:value-type="float" office:value="1.86411331085152" calcext:value-type="float">
            <text:p>1.8641133109</text:p>
          </table:table-cell>
          <table:table-cell office:value-type="float" office:value="1.90438564133004" calcext:value-type="float">
            <text:p>1.9043856413</text:p>
          </table:table-cell>
          <table:table-cell table:style-name="Default"/>
          <table:table-cell table:number-columns-repeated="2"/>
          <table:table-cell table:formula="of:=FLOOR([.I62];0.1;1)" office:value-type="float" office:value="0" calcext:value-type="float">
            <text:p>0</text:p>
          </table:table-cell>
          <table:table-cell table:formula="of:=COUNTIFS([.$D$1:.$D$1000];&quot;&lt;=&quot;&amp;[.I62];[.$D$1:.$D$1000];&quot;&gt;&quot;&amp;[.I61])" office:value-type="float" office:value="0" calcext:value-type="float">
            <text:p>0</text:p>
          </table:table-cell>
          <table:table-cell table:formula="of:=[.$I$10]+[.J62]*[.$J$10]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 office:value-type="float" office:value="1.93332536455974" calcext:value-type="float">
            <text:p>1.9333253646</text:p>
          </table:table-cell>
          <table:table-cell office:value-type="float" office:value="1.873891440172" calcext:value-type="float">
            <text:p>1.8738914402</text:p>
          </table:table-cell>
          <table:table-cell office:value-type="float" office:value="1.91065026580567" calcext:value-type="float">
            <text:p>1.9106502658</text:p>
          </table:table-cell>
          <table:table-cell table:style-name="Default"/>
          <table:table-cell table:number-columns-repeated="2"/>
          <table:table-cell table:formula="of:=FLOOR([.I63];0.1;1)" office:value-type="float" office:value="0" calcext:value-type="float">
            <text:p>0</text:p>
          </table:table-cell>
          <table:table-cell table:formula="of:=COUNTIFS([.$D$1:.$D$1000];&quot;&lt;=&quot;&amp;[.I63];[.$D$1:.$D$1000];&quot;&gt;&quot;&amp;[.I62])" office:value-type="float" office:value="0" calcext:value-type="float">
            <text:p>0</text:p>
          </table:table-cell>
          <table:table-cell table:formula="of:=[.$I$10]+[.J63]*[.$J$10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float" office:value="1.93395055943825" calcext:value-type="float">
            <text:p>1.9339505594</text:p>
          </table:table-cell>
          <table:table-cell office:value-type="float" office:value="1.88217828430345" calcext:value-type="float">
            <text:p>1.8821782843</text:p>
          </table:table-cell>
          <table:table-cell office:value-type="float" office:value="1.91591043768518" calcext:value-type="float">
            <text:p>1.9159104377</text:p>
          </table:table-cell>
          <table:table-cell table:style-name="Default"/>
          <table:table-cell table:number-columns-repeated="2"/>
          <table:table-cell table:formula="of:=FLOOR([.I64];0.1;1)" office:value-type="float" office:value="0" calcext:value-type="float">
            <text:p>0</text:p>
          </table:table-cell>
          <table:table-cell table:formula="of:=COUNTIFS([.$D$1:.$D$1000];&quot;&lt;=&quot;&amp;[.I64];[.$D$1:.$D$1000];&quot;&gt;&quot;&amp;[.I63])" office:value-type="float" office:value="0" calcext:value-type="float">
            <text:p>0</text:p>
          </table:table-cell>
          <table:table-cell table:formula="of:=[.$I$10]+[.J64]*[.$J$10]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1" office:value-type="float" office:value="1.93688940447066" calcext:value-type="float">
            <text:p>1.9368894045</text:p>
          </table:table-cell>
          <table:table-cell office:value-type="float" office:value="1.88361647801119" calcext:value-type="float">
            <text:p>1.883616478</text:p>
          </table:table-cell>
          <table:table-cell office:value-type="float" office:value="1.91717136560146" calcext:value-type="float">
            <text:p>1.9171713656</text:p>
          </table:table-cell>
          <table:table-cell table:style-name="Default"/>
          <table:table-cell table:number-columns-repeated="2"/>
          <table:table-cell table:formula="of:=FLOOR([.I65];0.1;1)" office:value-type="float" office:value="0" calcext:value-type="float">
            <text:p>0</text:p>
          </table:table-cell>
          <table:table-cell table:formula="of:=COUNTIFS([.$D$1:.$D$1000];&quot;&lt;=&quot;&amp;[.I65];[.$D$1:.$D$1000];&quot;&gt;&quot;&amp;[.I64])" office:value-type="float" office:value="0" calcext:value-type="float">
            <text:p>0</text:p>
          </table:table-cell>
          <table:table-cell table:formula="of:=[.$I$10]+[.J65]*[.$J$10]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float" office:value="1.94014916661403" calcext:value-type="float">
            <text:p>1.9401491666</text:p>
          </table:table-cell>
          <table:table-cell office:value-type="float" office:value="1.88814870254989" calcext:value-type="float">
            <text:p>1.8881487025</text:p>
          </table:table-cell>
          <table:table-cell office:value-type="float" office:value="1.9250197012625" calcext:value-type="float">
            <text:p>1.9250197013</text:p>
          </table:table-cell>
          <table:table-cell table:style-name="Default"/>
          <table:table-cell table:number-columns-repeated="2"/>
          <table:table-cell table:formula="of:=FLOOR([.I66];0.1;1)" office:value-type="float" office:value="0" calcext:value-type="float">
            <text:p>0</text:p>
          </table:table-cell>
          <table:table-cell table:formula="of:=COUNTIFS([.$D$1:.$D$1000];&quot;&lt;=&quot;&amp;[.I66];[.$D$1:.$D$1000];&quot;&gt;&quot;&amp;[.I65])" office:value-type="float" office:value="0" calcext:value-type="float">
            <text:p>0</text:p>
          </table:table-cell>
          <table:table-cell table:formula="of:=[.$I$10]+[.J66]*[.$J$10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1" office:value-type="float" office:value="1.94791854761145" calcext:value-type="float">
            <text:p>1.9479185476</text:p>
          </table:table-cell>
          <table:table-cell office:value-type="float" office:value="1.8902432070807" calcext:value-type="float">
            <text:p>1.8902432071</text:p>
          </table:table-cell>
          <table:table-cell office:value-type="float" office:value="1.93097739329378" calcext:value-type="float">
            <text:p>1.9309773933</text:p>
          </table:table-cell>
          <table:table-cell table:style-name="Default"/>
          <table:table-cell table:number-columns-repeated="2"/>
          <table:table-cell table:formula="of:=FLOOR([.I67];0.1;1)" office:value-type="float" office:value="0" calcext:value-type="float">
            <text:p>0</text:p>
          </table:table-cell>
          <table:table-cell table:formula="of:=COUNTIFS([.$D$1:.$D$1000];&quot;&lt;=&quot;&amp;[.I67];[.$D$1:.$D$1000];&quot;&gt;&quot;&amp;[.I66])" office:value-type="float" office:value="0" calcext:value-type="float">
            <text:p>0</text:p>
          </table:table-cell>
          <table:table-cell table:formula="of:=[.$I$10]+[.J67]*[.$J$10]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1" office:value-type="float" office:value="1.94886273552206" calcext:value-type="float">
            <text:p>1.9488627355</text:p>
          </table:table-cell>
          <table:table-cell office:value-type="float" office:value="1.91256580184064" calcext:value-type="float">
            <text:p>1.9125658018</text:p>
          </table:table-cell>
          <table:table-cell office:value-type="float" office:value="1.94573133687158" calcext:value-type="float">
            <text:p>1.9457313369</text:p>
          </table:table-cell>
          <table:table-cell table:style-name="Default"/>
          <table:table-cell table:number-columns-repeated="2"/>
          <table:table-cell table:formula="of:=FLOOR([.I68];0.1;1)" office:value-type="float" office:value="0" calcext:value-type="float">
            <text:p>0</text:p>
          </table:table-cell>
          <table:table-cell table:formula="of:=COUNTIFS([.$D$1:.$D$1000];&quot;&lt;=&quot;&amp;[.I68];[.$D$1:.$D$1000];&quot;&gt;&quot;&amp;[.I67])" office:value-type="float" office:value="0" calcext:value-type="float">
            <text:p>0</text:p>
          </table:table-cell>
          <table:table-cell table:formula="of:=[.$I$10]+[.J68]*[.$J$10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1" office:value-type="float" office:value="1.95343273119529" calcext:value-type="float">
            <text:p>1.9534327312</text:p>
          </table:table-cell>
          <table:table-cell office:value-type="float" office:value="1.92616699541153" calcext:value-type="float">
            <text:p>1.9261669954</text:p>
          </table:table-cell>
          <table:table-cell office:value-type="float" office:value="1.9463939894194" calcext:value-type="float">
            <text:p>1.9463939894</text:p>
          </table:table-cell>
          <table:table-cell table:style-name="Default"/>
          <table:table-cell table:number-columns-repeated="2"/>
          <table:table-cell table:formula="of:=FLOOR([.I69];0.1;1)" office:value-type="float" office:value="0" calcext:value-type="float">
            <text:p>0</text:p>
          </table:table-cell>
          <table:table-cell table:formula="of:=COUNTIFS([.$D$1:.$D$1000];&quot;&lt;=&quot;&amp;[.I69];[.$D$1:.$D$1000];&quot;&gt;&quot;&amp;[.I68])" office:value-type="float" office:value="0" calcext:value-type="float">
            <text:p>0</text:p>
          </table:table-cell>
          <table:table-cell table:formula="of:=[.$I$10]+[.J69]*[.$J$10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1" office:value-type="float" office:value="1.95896586527574" calcext:value-type="float">
            <text:p>1.9589658653</text:p>
          </table:table-cell>
          <table:table-cell office:value-type="float" office:value="1.92812030443037" calcext:value-type="float">
            <text:p>1.9281203044</text:p>
          </table:table-cell>
          <table:table-cell office:value-type="float" office:value="1.95887833547964" calcext:value-type="float">
            <text:p>1.9588783355</text:p>
          </table:table-cell>
          <table:table-cell table:style-name="Default"/>
          <table:table-cell table:number-columns-repeated="2"/>
          <table:table-cell table:formula="of:=FLOOR([.I70];0.1;1)" office:value-type="float" office:value="0" calcext:value-type="float">
            <text:p>0</text:p>
          </table:table-cell>
          <table:table-cell table:formula="of:=COUNTIFS([.$D$1:.$D$1000];&quot;&lt;=&quot;&amp;[.I70];[.$D$1:.$D$1000];&quot;&gt;&quot;&amp;[.I69])" office:value-type="float" office:value="0" calcext:value-type="float">
            <text:p>0</text:p>
          </table:table-cell>
          <table:table-cell table:formula="of:=[.$I$10]+[.J70]*[.$J$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1" office:value-type="float" office:value="1.96373386962171" calcext:value-type="float">
            <text:p>1.9637338696</text:p>
          </table:table-cell>
          <table:table-cell office:value-type="float" office:value="1.93678460738643" calcext:value-type="float">
            <text:p>1.9367846074</text:p>
          </table:table-cell>
          <table:table-cell office:value-type="float" office:value="1.95960411026366" calcext:value-type="float">
            <text:p>1.9596041103</text:p>
          </table:table-cell>
          <table:table-cell table:style-name="Default"/>
          <table:table-cell/>
          <table:table-cell office:value-type="float" office:value="60" calcext:value-type="float">
            <text:p>60</text:p>
          </table:table-cell>
          <table:table-cell table:formula="of:=FLOOR([.I71];0.1;1)" office:value-type="float" office:value="0" calcext:value-type="float">
            <text:p>0</text:p>
          </table:table-cell>
          <table:table-cell table:formula="of:=COUNTIFS([.$D$1:.$D$1000];&quot;&lt;=&quot;&amp;[.I71];[.$D$1:.$D$1000];&quot;&gt;&quot;&amp;[.I70])" office:value-type="float" office:value="0" calcext:value-type="float">
            <text:p>0</text:p>
          </table:table-cell>
          <table:table-cell table:formula="of:=[.$I$10]+[.J71]*[.$J$10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float" office:value="2.00487807995577" calcext:value-type="float">
            <text:p>2.00487808</text:p>
          </table:table-cell>
          <table:table-cell office:value-type="float" office:value="1.94603310227631" calcext:value-type="float">
            <text:p>1.9460331023</text:p>
          </table:table-cell>
          <table:table-cell office:value-type="float" office:value="1.96022282217644" calcext:value-type="float">
            <text:p>1.9602228222</text:p>
          </table:table-cell>
          <table:table-cell table:style-name="Default"/>
          <table:table-cell table:number-columns-repeated="2"/>
          <table:table-cell table:formula="of:=FLOOR([.I72];0.1;1)" office:value-type="float" office:value="0" calcext:value-type="float">
            <text:p>0</text:p>
          </table:table-cell>
          <table:table-cell table:formula="of:=COUNTIFS([.$D$1:.$D$1000];&quot;&lt;=&quot;&amp;[.I72];[.$D$1:.$D$1000];&quot;&gt;&quot;&amp;[.I71])" office:value-type="float" office:value="0" calcext:value-type="float">
            <text:p>0</text:p>
          </table:table-cell>
          <table:table-cell table:formula="of:=[.$I$10]+[.J72]*[.$J$10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float" office:value="2.01401348632212" calcext:value-type="float">
            <text:p>2.0140134863</text:p>
          </table:table-cell>
          <table:table-cell office:value-type="float" office:value="1.94812104515167" calcext:value-type="float">
            <text:p>1.9481210452</text:p>
          </table:table-cell>
          <table:table-cell office:value-type="float" office:value="1.96865358141023" calcext:value-type="float">
            <text:p>1.9686535814</text:p>
          </table:table-cell>
          <table:table-cell table:style-name="Default"/>
          <table:table-cell table:number-columns-repeated="2"/>
          <table:table-cell table:formula="of:=FLOOR([.I73];0.1;1)" office:value-type="float" office:value="0" calcext:value-type="float">
            <text:p>0</text:p>
          </table:table-cell>
          <table:table-cell table:formula="of:=COUNTIFS([.$D$1:.$D$1000];&quot;&lt;=&quot;&amp;[.I73];[.$D$1:.$D$1000];&quot;&gt;&quot;&amp;[.I72])" office:value-type="float" office:value="0" calcext:value-type="float">
            <text:p>0</text:p>
          </table:table-cell>
          <table:table-cell table:formula="of:=[.$I$10]+[.J73]*[.$J$10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1" office:value-type="float" office:value="2.01595221781204" calcext:value-type="float">
            <text:p>2.0159522178</text:p>
          </table:table-cell>
          <table:table-cell office:value-type="float" office:value="1.94900057273548" calcext:value-type="float">
            <text:p>1.9490005727</text:p>
          </table:table-cell>
          <table:table-cell office:value-type="float" office:value="1.97262443918715" calcext:value-type="float">
            <text:p>1.9726244392</text:p>
          </table:table-cell>
          <table:table-cell table:style-name="Default"/>
          <table:table-cell table:number-columns-repeated="2"/>
          <table:table-cell table:formula="of:=FLOOR([.I74];0.1;1)" office:value-type="float" office:value="0" calcext:value-type="float">
            <text:p>0</text:p>
          </table:table-cell>
          <table:table-cell table:formula="of:=COUNTIFS([.$D$1:.$D$1000];&quot;&lt;=&quot;&amp;[.I74];[.$D$1:.$D$1000];&quot;&gt;&quot;&amp;[.I73])" office:value-type="float" office:value="0" calcext:value-type="float">
            <text:p>0</text:p>
          </table:table-cell>
          <table:table-cell table:formula="of:=[.$I$10]+[.J74]*[.$J$10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float" office:value="2.0257410964567" calcext:value-type="float">
            <text:p>2.0257410965</text:p>
          </table:table-cell>
          <table:table-cell office:value-type="float" office:value="1.95406357365553" calcext:value-type="float">
            <text:p>1.9540635737</text:p>
          </table:table-cell>
          <table:table-cell office:value-type="float" office:value="1.98625707077533" calcext:value-type="float">
            <text:p>1.9862570708</text:p>
          </table:table-cell>
          <table:table-cell table:style-name="Default"/>
          <table:table-cell table:number-columns-repeated="2"/>
          <table:table-cell table:formula="of:=FLOOR([.I75];0.1;1)" office:value-type="float" office:value="0" calcext:value-type="float">
            <text:p>0</text:p>
          </table:table-cell>
          <table:table-cell table:formula="of:=COUNTIFS([.$D$1:.$D$1000];&quot;&lt;=&quot;&amp;[.I75];[.$D$1:.$D$1000];&quot;&gt;&quot;&amp;[.I74])" office:value-type="float" office:value="0" calcext:value-type="float">
            <text:p>0</text:p>
          </table:table-cell>
          <table:table-cell table:formula="of:=[.$I$10]+[.J75]*[.$J$10]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1" office:value-type="float" office:value="2.0313845139681" calcext:value-type="float">
            <text:p>2.031384514</text:p>
          </table:table-cell>
          <table:table-cell office:value-type="float" office:value="1.96767623034971" calcext:value-type="float">
            <text:p>1.9676762303</text:p>
          </table:table-cell>
          <table:table-cell office:value-type="float" office:value="1.99679486230957" calcext:value-type="float">
            <text:p>1.9967948623</text:p>
          </table:table-cell>
          <table:table-cell table:style-name="Default"/>
          <table:table-cell table:number-columns-repeated="2"/>
          <table:table-cell table:formula="of:=FLOOR([.I76];0.1;1)" office:value-type="float" office:value="0" calcext:value-type="float">
            <text:p>0</text:p>
          </table:table-cell>
          <table:table-cell table:formula="of:=COUNTIFS([.$D$1:.$D$1000];&quot;&lt;=&quot;&amp;[.I76];[.$D$1:.$D$1000];&quot;&gt;&quot;&amp;[.I75])" office:value-type="float" office:value="0" calcext:value-type="float">
            <text:p>0</text:p>
          </table:table-cell>
          <table:table-cell table:formula="of:=[.$I$10]+[.J76]*[.$J$10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ce1" office:value-type="float" office:value="2.04094918958299" calcext:value-type="float">
            <text:p>2.0409491896</text:p>
          </table:table-cell>
          <table:table-cell office:value-type="float" office:value="1.97770882081334" calcext:value-type="float">
            <text:p>1.9777088208</text:p>
          </table:table-cell>
          <table:table-cell office:value-type="float" office:value="2.00190825064858" calcext:value-type="float">
            <text:p>2.0019082506</text:p>
          </table:table-cell>
          <table:table-cell table:style-name="Default"/>
          <table:table-cell table:number-columns-repeated="2"/>
          <table:table-cell table:formula="of:=FLOOR([.I77];0.1;1)" office:value-type="float" office:value="0" calcext:value-type="float">
            <text:p>0</text:p>
          </table:table-cell>
          <table:table-cell table:formula="of:=COUNTIFS([.$D$1:.$D$1000];&quot;&lt;=&quot;&amp;[.I77];[.$D$1:.$D$1000];&quot;&gt;&quot;&amp;[.I76])" office:value-type="float" office:value="0" calcext:value-type="float">
            <text:p>0</text:p>
          </table:table-cell>
          <table:table-cell table:formula="of:=[.$I$10]+[.J77]*[.$J$10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1" office:value-type="float" office:value="2.04703971778869" calcext:value-type="float">
            <text:p>2.0470397178</text:p>
          </table:table-cell>
          <table:table-cell office:value-type="float" office:value="1.99991372132006" calcext:value-type="float">
            <text:p>1.9999137213</text:p>
          </table:table-cell>
          <table:table-cell office:value-type="float" office:value="2.00928513138065" calcext:value-type="float">
            <text:p>2.0092851314</text:p>
          </table:table-cell>
          <table:table-cell table:style-name="Default"/>
          <table:table-cell table:number-columns-repeated="2"/>
          <table:table-cell table:formula="of:=FLOOR([.I78];0.1;1)" office:value-type="float" office:value="0" calcext:value-type="float">
            <text:p>0</text:p>
          </table:table-cell>
          <table:table-cell table:formula="of:=COUNTIFS([.$D$1:.$D$1000];&quot;&lt;=&quot;&amp;[.I78];[.$D$1:.$D$1000];&quot;&gt;&quot;&amp;[.I77])" office:value-type="float" office:value="0" calcext:value-type="float">
            <text:p>0</text:p>
          </table:table-cell>
          <table:table-cell table:formula="of:=[.$I$10]+[.J78]*[.$J$10]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float" office:value="2.04862461955546" calcext:value-type="float">
            <text:p>2.0486246196</text:p>
          </table:table-cell>
          <table:table-cell office:value-type="float" office:value="2.01328398737333" calcext:value-type="float">
            <text:p>2.0132839874</text:p>
          </table:table-cell>
          <table:table-cell office:value-type="float" office:value="2.01994134915902" calcext:value-type="float">
            <text:p>2.0199413492</text:p>
          </table:table-cell>
          <table:table-cell table:style-name="Default"/>
          <table:table-cell table:number-columns-repeated="2"/>
          <table:table-cell table:formula="of:=FLOOR([.I79];0.1;1)" office:value-type="float" office:value="0" calcext:value-type="float">
            <text:p>0</text:p>
          </table:table-cell>
          <table:table-cell table:formula="of:=COUNTIFS([.$D$1:.$D$1000];&quot;&lt;=&quot;&amp;[.I79];[.$D$1:.$D$1000];&quot;&gt;&quot;&amp;[.I78])" office:value-type="float" office:value="0" calcext:value-type="float">
            <text:p>0</text:p>
          </table:table-cell>
          <table:table-cell table:formula="of:=[.$I$10]+[.J79]*[.$J$10]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1" office:value-type="float" office:value="2.05307694399375" calcext:value-type="float">
            <text:p>2.053076944</text:p>
          </table:table-cell>
          <table:table-cell office:value-type="float" office:value="2.03828622286433" calcext:value-type="float">
            <text:p>2.0382862229</text:p>
          </table:table-cell>
          <table:table-cell office:value-type="float" office:value="2.02469714867673" calcext:value-type="float">
            <text:p>2.0246971487</text:p>
          </table:table-cell>
          <table:table-cell table:style-name="Default"/>
          <table:table-cell table:number-columns-repeated="2"/>
          <table:table-cell table:formula="of:=FLOOR([.I80];0.1;1)" office:value-type="float" office:value="0" calcext:value-type="float">
            <text:p>0</text:p>
          </table:table-cell>
          <table:table-cell table:formula="of:=COUNTIFS([.$D$1:.$D$1000];&quot;&lt;=&quot;&amp;[.I80];[.$D$1:.$D$1000];&quot;&gt;&quot;&amp;[.I79])" office:value-type="float" office:value="0" calcext:value-type="float">
            <text:p>0</text:p>
          </table:table-cell>
          <table:table-cell table:formula="of:=[.$I$10]+[.J80]*[.$J$10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 office:value-type="float" office:value="2.06363753440285" calcext:value-type="float">
            <text:p>2.0636375344</text:p>
          </table:table-cell>
          <table:table-cell office:value-type="float" office:value="2.06183257534099" calcext:value-type="float">
            <text:p>2.0618325753</text:p>
          </table:table-cell>
          <table:table-cell office:value-type="float" office:value="2.03030091891713" calcext:value-type="float">
            <text:p>2.0303009189</text:p>
          </table:table-cell>
          <table:table-cell table:style-name="Default"/>
          <table:table-cell/>
          <table:table-cell office:value-type="float" office:value="70" calcext:value-type="float">
            <text:p>70</text:p>
          </table:table-cell>
          <table:table-cell table:formula="of:=FLOOR([.I81];0.1;1)" office:value-type="float" office:value="0" calcext:value-type="float">
            <text:p>0</text:p>
          </table:table-cell>
          <table:table-cell table:formula="of:=COUNTIFS([.$D$1:.$D$1000];&quot;&lt;=&quot;&amp;[.I81];[.$D$1:.$D$1000];&quot;&gt;&quot;&amp;[.I80])" office:value-type="float" office:value="0" calcext:value-type="float">
            <text:p>0</text:p>
          </table:table-cell>
          <table:table-cell table:formula="of:=[.$I$10]+[.J81]*[.$J$1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float" office:value="2.0654073125161" calcext:value-type="float">
            <text:p>2.0654073125</text:p>
          </table:table-cell>
          <table:table-cell office:value-type="float" office:value="2.07682059799936" calcext:value-type="float">
            <text:p>2.076820598</text:p>
          </table:table-cell>
          <table:table-cell office:value-type="float" office:value="2.03305190503027" calcext:value-type="float">
            <text:p>2.033051905</text:p>
          </table:table-cell>
          <table:table-cell table:style-name="Default"/>
          <table:table-cell table:number-columns-repeated="2"/>
          <table:table-cell table:formula="of:=FLOOR([.I82];0.1;1)" office:value-type="float" office:value="0" calcext:value-type="float">
            <text:p>0</text:p>
          </table:table-cell>
          <table:table-cell table:formula="of:=COUNTIFS([.$D$1:.$D$1000];&quot;&lt;=&quot;&amp;[.I82];[.$D$1:.$D$1000];&quot;&gt;&quot;&amp;[.I81])" office:value-type="float" office:value="0" calcext:value-type="float">
            <text:p>0</text:p>
          </table:table-cell>
          <table:table-cell table:formula="of:=[.$I$10]+[.J82]*[.$J$10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1" office:value-type="float" office:value="2.06846767793975" calcext:value-type="float">
            <text:p>2.0684676779</text:p>
          </table:table-cell>
          <table:table-cell office:value-type="float" office:value="2.07977105724439" calcext:value-type="float">
            <text:p>2.0797710572</text:p>
          </table:table-cell>
          <table:table-cell office:value-type="float" office:value="2.0402342000891" calcext:value-type="float">
            <text:p>2.0402342001</text:p>
          </table:table-cell>
          <table:table-cell table:style-name="Default"/>
          <table:table-cell table:number-columns-repeated="2"/>
          <table:table-cell table:formula="of:=FLOOR([.I83];0.1;1)" office:value-type="float" office:value="0" calcext:value-type="float">
            <text:p>0</text:p>
          </table:table-cell>
          <table:table-cell table:formula="of:=COUNTIFS([.$D$1:.$D$1000];&quot;&lt;=&quot;&amp;[.I83];[.$D$1:.$D$1000];&quot;&gt;&quot;&amp;[.I82])" office:value-type="float" office:value="0" calcext:value-type="float">
            <text:p>0</text:p>
          </table:table-cell>
          <table:table-cell table:formula="of:=[.$I$10]+[.J83]*[.$J$10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1" office:value-type="float" office:value="2.0791499576609" calcext:value-type="float">
            <text:p>2.0791499577</text:p>
          </table:table-cell>
          <table:table-cell office:value-type="float" office:value="2.08404036884254" calcext:value-type="float">
            <text:p>2.0840403688</text:p>
          </table:table-cell>
          <table:table-cell office:value-type="float" office:value="2.04102447894883" calcext:value-type="float">
            <text:p>2.0410244789</text:p>
          </table:table-cell>
          <table:table-cell table:style-name="Default"/>
          <table:table-cell table:number-columns-repeated="2"/>
          <table:table-cell table:formula="of:=FLOOR([.I84];0.1;1)" office:value-type="float" office:value="0" calcext:value-type="float">
            <text:p>0</text:p>
          </table:table-cell>
          <table:table-cell table:formula="of:=COUNTIFS([.$D$1:.$D$1000];&quot;&lt;=&quot;&amp;[.I84];[.$D$1:.$D$1000];&quot;&gt;&quot;&amp;[.I83])" office:value-type="float" office:value="0" calcext:value-type="float">
            <text:p>0</text:p>
          </table:table-cell>
          <table:table-cell table:formula="of:=[.$I$10]+[.J84]*[.$J$10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1" office:value-type="float" office:value="2.09843475346918" calcext:value-type="float">
            <text:p>2.0984347535</text:p>
          </table:table-cell>
          <table:table-cell office:value-type="float" office:value="2.09123273289767" calcext:value-type="float">
            <text:p>2.0912327329</text:p>
          </table:table-cell>
          <table:table-cell office:value-type="float" office:value="2.04329449747635" calcext:value-type="float">
            <text:p>2.0432944975</text:p>
          </table:table-cell>
          <table:table-cell table:style-name="Default"/>
          <table:table-cell table:number-columns-repeated="2"/>
          <table:table-cell table:formula="of:=FLOOR([.I85];0.1;1)" office:value-type="float" office:value="0" calcext:value-type="float">
            <text:p>0</text:p>
          </table:table-cell>
          <table:table-cell table:formula="of:=COUNTIFS([.$D$1:.$D$1000];&quot;&lt;=&quot;&amp;[.I85];[.$D$1:.$D$1000];&quot;&gt;&quot;&amp;[.I84])" office:value-type="float" office:value="0" calcext:value-type="float">
            <text:p>0</text:p>
          </table:table-cell>
          <table:table-cell table:formula="of:=[.$I$10]+[.J85]*[.$J$10]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1" office:value-type="float" office:value="2.10692498804262" calcext:value-type="float">
            <text:p>2.106924988</text:p>
          </table:table-cell>
          <table:table-cell office:value-type="float" office:value="2.11612035484922" calcext:value-type="float">
            <text:p>2.1161203548</text:p>
          </table:table-cell>
          <table:table-cell office:value-type="float" office:value="2.04647326188883" calcext:value-type="float">
            <text:p>2.0464732619</text:p>
          </table:table-cell>
          <table:table-cell table:style-name="Default"/>
          <table:table-cell table:number-columns-repeated="2"/>
          <table:table-cell table:formula="of:=FLOOR([.I86];0.1;1)" office:value-type="float" office:value="0" calcext:value-type="float">
            <text:p>0</text:p>
          </table:table-cell>
          <table:table-cell table:formula="of:=COUNTIFS([.$D$1:.$D$1000];&quot;&lt;=&quot;&amp;[.I86];[.$D$1:.$D$1000];&quot;&gt;&quot;&amp;[.I85])" office:value-type="float" office:value="0" calcext:value-type="float">
            <text:p>0</text:p>
          </table:table-cell>
          <table:table-cell table:formula="of:=[.$I$10]+[.J86]*[.$J$10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" office:value-type="float" office:value="2.12034121454069" calcext:value-type="float">
            <text:p>2.1203412145</text:p>
          </table:table-cell>
          <table:table-cell office:value-type="float" office:value="2.12165231085973" calcext:value-type="float">
            <text:p>2.1216523109</text:p>
          </table:table-cell>
          <table:table-cell office:value-type="float" office:value="2.04683595155669" calcext:value-type="float">
            <text:p>2.0468359516</text:p>
          </table:table-cell>
          <table:table-cell table:style-name="Default"/>
          <table:table-cell table:number-columns-repeated="2"/>
          <table:table-cell table:formula="of:=FLOOR([.I87];0.1;1)" office:value-type="float" office:value="0" calcext:value-type="float">
            <text:p>0</text:p>
          </table:table-cell>
          <table:table-cell table:formula="of:=COUNTIFS([.$D$1:.$D$1000];&quot;&lt;=&quot;&amp;[.I87];[.$D$1:.$D$1000];&quot;&gt;&quot;&amp;[.I86])" office:value-type="float" office:value="0" calcext:value-type="float">
            <text:p>0</text:p>
          </table:table-cell>
          <table:table-cell table:formula="of:=[.$I$10]+[.J87]*[.$J$10]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1" office:value-type="float" office:value="2.12644211419736" calcext:value-type="float">
            <text:p>2.1264421142</text:p>
          </table:table-cell>
          <table:table-cell office:value-type="float" office:value="2.12198463789816" calcext:value-type="float">
            <text:p>2.1219846379</text:p>
          </table:table-cell>
          <table:table-cell office:value-type="float" office:value="2.07260354661529" calcext:value-type="float">
            <text:p>2.0726035466</text:p>
          </table:table-cell>
          <table:table-cell table:style-name="Default"/>
          <table:table-cell table:number-columns-repeated="2"/>
          <table:table-cell table:formula="of:=FLOOR([.I88];0.1;1)" office:value-type="float" office:value="0" calcext:value-type="float">
            <text:p>0</text:p>
          </table:table-cell>
          <table:table-cell table:formula="of:=COUNTIFS([.$D$1:.$D$1000];&quot;&lt;=&quot;&amp;[.I88];[.$D$1:.$D$1000];&quot;&gt;&quot;&amp;[.I87])" office:value-type="float" office:value="0" calcext:value-type="float">
            <text:p>0</text:p>
          </table:table-cell>
          <table:table-cell table:formula="of:=[.$I$10]+[.J88]*[.$J$10]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float" office:value="2.21154057963789" calcext:value-type="float">
            <text:p>2.2115405796</text:p>
          </table:table-cell>
          <table:table-cell office:value-type="float" office:value="2.17291192710255" calcext:value-type="float">
            <text:p>2.1729119271</text:p>
          </table:table-cell>
          <table:table-cell office:value-type="float" office:value="2.0776589862951" calcext:value-type="float">
            <text:p>2.0776589863</text:p>
          </table:table-cell>
          <table:table-cell table:style-name="Default"/>
          <table:table-cell table:number-columns-repeated="2"/>
          <table:table-cell table:formula="of:=FLOOR([.I89];0.1;1)" office:value-type="float" office:value="0" calcext:value-type="float">
            <text:p>0</text:p>
          </table:table-cell>
          <table:table-cell table:formula="of:=COUNTIFS([.$D$1:.$D$1000];&quot;&lt;=&quot;&amp;[.I89];[.$D$1:.$D$1000];&quot;&gt;&quot;&amp;[.I88])" office:value-type="float" office:value="0" calcext:value-type="float">
            <text:p>0</text:p>
          </table:table-cell>
          <table:table-cell table:formula="of:=[.$I$10]+[.J89]*[.$J$10]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1" office:value-type="float" office:value="2.2196446706073" calcext:value-type="float">
            <text:p>2.2196446706</text:p>
          </table:table-cell>
          <table:table-cell office:value-type="float" office:value="2.19600907499607" calcext:value-type="float">
            <text:p>2.196009075</text:p>
          </table:table-cell>
          <table:table-cell office:value-type="float" office:value="2.07793434248912" calcext:value-type="float">
            <text:p>2.0779343425</text:p>
          </table:table-cell>
          <table:table-cell table:style-name="Default"/>
          <table:table-cell table:number-columns-repeated="2"/>
          <table:table-cell table:formula="of:=FLOOR([.I90];0.1;1)" office:value-type="float" office:value="0" calcext:value-type="float">
            <text:p>0</text:p>
          </table:table-cell>
          <table:table-cell table:formula="of:=COUNTIFS([.$D$1:.$D$1000];&quot;&lt;=&quot;&amp;[.I90];[.$D$1:.$D$1000];&quot;&gt;&quot;&amp;[.I89])" office:value-type="float" office:value="0" calcext:value-type="float">
            <text:p>0</text:p>
          </table:table-cell>
          <table:table-cell table:formula="of:=[.$I$10]+[.J90]*[.$J$10]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1" office:value-type="float" office:value="2.24991726901249" calcext:value-type="float">
            <text:p>2.249917269</text:p>
          </table:table-cell>
          <table:table-cell office:value-type="float" office:value="2.2011990007956" calcext:value-type="float">
            <text:p>2.2011990008</text:p>
          </table:table-cell>
          <table:table-cell office:value-type="float" office:value="2.11791684440573" calcext:value-type="float">
            <text:p>2.1179168444</text:p>
          </table:table-cell>
          <table:table-cell table:style-name="Default"/>
          <table:table-cell table:number-columns-repeated="2"/>
          <table:table-cell table:formula="of:=FLOOR([.I91];0.1;1)" office:value-type="float" office:value="0" calcext:value-type="float">
            <text:p>0</text:p>
          </table:table-cell>
          <table:table-cell table:formula="of:=COUNTIFS([.$D$1:.$D$1000];&quot;&lt;=&quot;&amp;[.I91];[.$D$1:.$D$1000];&quot;&gt;&quot;&amp;[.I90])" office:value-type="float" office:value="0" calcext:value-type="float">
            <text:p>0</text:p>
          </table:table-cell>
          <table:table-cell table:formula="of:=[.$I$10]+[.J91]*[.$J$10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float" office:value="2.25089185025755" calcext:value-type="float">
            <text:p>2.2508918503</text:p>
          </table:table-cell>
          <table:table-cell office:value-type="float" office:value="2.2141161983265" calcext:value-type="float">
            <text:p>2.2141161983</text:p>
          </table:table-cell>
          <table:table-cell office:value-type="float" office:value="2.12541044162388" calcext:value-type="float">
            <text:p>2.1254104416</text:p>
          </table:table-cell>
          <table:table-cell table:style-name="Default"/>
          <table:table-cell table:number-columns-repeated="2"/>
          <table:table-cell table:formula="of:=FLOOR([.I92];0.1;1)" office:value-type="float" office:value="0" calcext:value-type="float">
            <text:p>0</text:p>
          </table:table-cell>
          <table:table-cell table:formula="of:=COUNTIFS([.$D$1:.$D$1000];&quot;&lt;=&quot;&amp;[.I92];[.$D$1:.$D$1000];&quot;&gt;&quot;&amp;[.I91])" office:value-type="float" office:value="0" calcext:value-type="float">
            <text:p>0</text:p>
          </table:table-cell>
          <table:table-cell table:formula="of:=[.$I$10]+[.J92]*[.$J$10]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1" office:value-type="float" office:value="2.25331864765419" calcext:value-type="float">
            <text:p>2.2533186477</text:p>
          </table:table-cell>
          <table:table-cell office:value-type="float" office:value="2.24059786781552" calcext:value-type="float">
            <text:p>2.2405978678</text:p>
          </table:table-cell>
          <table:table-cell office:value-type="float" office:value="2.1780586302283" calcext:value-type="float">
            <text:p>2.1780586302</text:p>
          </table:table-cell>
          <table:table-cell table:style-name="Default"/>
          <table:table-cell table:number-columns-repeated="2"/>
          <table:table-cell table:formula="of:=FLOOR([.I93];0.1;1)" office:value-type="float" office:value="0" calcext:value-type="float">
            <text:p>0</text:p>
          </table:table-cell>
          <table:table-cell table:formula="of:=COUNTIFS([.$D$1:.$D$1000];&quot;&lt;=&quot;&amp;[.I93];[.$D$1:.$D$1000];&quot;&gt;&quot;&amp;[.I92])" office:value-type="float" office:value="0" calcext:value-type="float">
            <text:p>0</text:p>
          </table:table-cell>
          <table:table-cell table:formula="of:=[.$I$10]+[.J93]*[.$J$10]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1" office:value-type="float" office:value="2.26098747283464" calcext:value-type="float">
            <text:p>2.2609874728</text:p>
          </table:table-cell>
          <table:table-cell office:value-type="float" office:value="2.25956998270523" calcext:value-type="float">
            <text:p>2.2595699827</text:p>
          </table:table-cell>
          <table:table-cell office:value-type="float" office:value="2.20691858278097" calcext:value-type="float">
            <text:p>2.2069185828</text:p>
          </table:table-cell>
          <table:table-cell table:style-name="Default"/>
          <table:table-cell table:number-columns-repeated="2"/>
          <table:table-cell table:formula="of:=FLOOR([.I94];0.1;1)" office:value-type="float" office:value="0" calcext:value-type="float">
            <text:p>0</text:p>
          </table:table-cell>
          <table:table-cell table:formula="of:=COUNTIFS([.$D$1:.$D$1000];&quot;&lt;=&quot;&amp;[.I94];[.$D$1:.$D$1000];&quot;&gt;&quot;&amp;[.I93])" office:value-type="float" office:value="0" calcext:value-type="float">
            <text:p>0</text:p>
          </table:table-cell>
          <table:table-cell table:formula="of:=[.$I$10]+[.J94]*[.$J$10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1" office:value-type="float" office:value="2.31393543777451" calcext:value-type="float">
            <text:p>2.3139354378</text:p>
          </table:table-cell>
          <table:table-cell office:value-type="float" office:value="2.27169916050442" calcext:value-type="float">
            <text:p>2.2716991605</text:p>
          </table:table-cell>
          <table:table-cell office:value-type="float" office:value="2.34436329362397" calcext:value-type="float">
            <text:p>2.3443632936</text:p>
          </table:table-cell>
          <table:table-cell table:style-name="Default"/>
          <table:table-cell table:number-columns-repeated="2"/>
          <table:table-cell table:formula="of:=FLOOR([.I95];0.1;1)" office:value-type="float" office:value="0" calcext:value-type="float">
            <text:p>0</text:p>
          </table:table-cell>
          <table:table-cell table:formula="of:=COUNTIFS([.$D$1:.$D$1000];&quot;&lt;=&quot;&amp;[.I95];[.$D$1:.$D$1000];&quot;&gt;&quot;&amp;[.I94])" office:value-type="float" office:value="0" calcext:value-type="float">
            <text:p>0</text:p>
          </table:table-cell>
          <table:table-cell table:formula="of:=[.$I$10]+[.J95]*[.$J$10]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1" office:value-type="float" office:value="2.39618574155318" calcext:value-type="float">
            <text:p>2.3961857416</text:p>
          </table:table-cell>
          <table:table-cell office:value-type="float" office:value="2.28797912805242" calcext:value-type="float">
            <text:p>2.2879791281</text:p>
          </table:table-cell>
          <table:table-cell office:value-type="float" office:value="2.34490365225317" calcext:value-type="float">
            <text:p>2.3449036523</text:p>
          </table:table-cell>
          <table:table-cell table:style-name="Default"/>
          <table:table-cell table:number-columns-repeated="2"/>
          <table:table-cell table:formula="of:=FLOOR([.I96];0.1;1)" office:value-type="float" office:value="0" calcext:value-type="float">
            <text:p>0</text:p>
          </table:table-cell>
          <table:table-cell table:formula="of:=COUNTIFS([.$D$1:.$D$1000];&quot;&lt;=&quot;&amp;[.I96];[.$D$1:.$D$1000];&quot;&gt;&quot;&amp;[.I95])" office:value-type="float" office:value="0" calcext:value-type="float">
            <text:p>0</text:p>
          </table:table-cell>
          <table:table-cell table:formula="of:=[.$I$10]+[.J96]*[.$J$10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1" office:value-type="float" office:value="2.43141017245063" calcext:value-type="float">
            <text:p>2.4314101725</text:p>
          </table:table-cell>
          <table:table-cell office:value-type="float" office:value="2.41061962885775" calcext:value-type="float">
            <text:p>2.4106196289</text:p>
          </table:table-cell>
          <table:table-cell office:value-type="float" office:value="2.43081077634708" calcext:value-type="float">
            <text:p>2.4308107763</text:p>
          </table:table-cell>
          <table:table-cell table:style-name="Default"/>
          <table:table-cell table:number-columns-repeated="2"/>
          <table:table-cell table:formula="of:=FLOOR([.I97];0.1;1)" office:value-type="float" office:value="0" calcext:value-type="float">
            <text:p>0</text:p>
          </table:table-cell>
          <table:table-cell table:formula="of:=COUNTIFS([.$D$1:.$D$1000];&quot;&lt;=&quot;&amp;[.I97];[.$D$1:.$D$1000];&quot;&gt;&quot;&amp;[.I96])" office:value-type="float" office:value="0" calcext:value-type="float">
            <text:p>0</text:p>
          </table:table-cell>
          <table:table-cell table:formula="of:=[.$I$10]+[.J97]*[.$J$10]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1" office:value-type="float" office:value="2.49723503397729" calcext:value-type="float">
            <text:p>2.497235034</text:p>
          </table:table-cell>
          <table:table-cell office:value-type="float" office:value="2.4107631993239" calcext:value-type="float">
            <text:p>2.4107631993</text:p>
          </table:table-cell>
          <table:table-cell office:value-type="float" office:value="2.45908215152464" calcext:value-type="float">
            <text:p>2.4590821515</text:p>
          </table:table-cell>
          <table:table-cell table:style-name="Default"/>
          <table:table-cell table:number-columns-repeated="2"/>
          <table:table-cell table:formula="of:=FLOOR([.I98];0.1;1)" office:value-type="float" office:value="0" calcext:value-type="float">
            <text:p>0</text:p>
          </table:table-cell>
          <table:table-cell table:formula="of:=COUNTIFS([.$D$1:.$D$1000];&quot;&lt;=&quot;&amp;[.I98];[.$D$1:.$D$1000];&quot;&gt;&quot;&amp;[.I97])" office:value-type="float" office:value="0" calcext:value-type="float">
            <text:p>0</text:p>
          </table:table-cell>
          <table:table-cell table:formula="of:=[.$I$10]+[.J98]*[.$J$10]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1" office:value-type="float" office:value="2.50485926453436" calcext:value-type="float">
            <text:p>2.5048592645</text:p>
          </table:table-cell>
          <table:table-cell office:value-type="float" office:value="2.41458524718695" calcext:value-type="float">
            <text:p>2.4145852472</text:p>
          </table:table-cell>
          <table:table-cell office:value-type="float" office:value="2.5112449884892" calcext:value-type="float">
            <text:p>2.5112449885</text:p>
          </table:table-cell>
          <table:table-cell table:style-name="Default"/>
          <table:table-cell table:number-columns-repeated="2"/>
          <table:table-cell table:formula="of:=FLOOR([.I99];0.1;1)" office:value-type="float" office:value="0" calcext:value-type="float">
            <text:p>0</text:p>
          </table:table-cell>
          <table:table-cell table:formula="of:=COUNTIFS([.$D$1:.$D$1000];&quot;&lt;=&quot;&amp;[.I99];[.$D$1:.$D$1000];&quot;&gt;&quot;&amp;[.I98])" office:value-type="float" office:value="0" calcext:value-type="float">
            <text:p>0</text:p>
          </table:table-cell>
          <table:table-cell table:formula="of:=[.$I$10]+[.J99]*[.$J$10]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1" office:value-type="float" office:value="2.69632796592737" calcext:value-type="float">
            <text:p>2.6963279659</text:p>
          </table:table-cell>
          <table:table-cell office:value-type="float" office:value="2.67241305148536" calcext:value-type="float">
            <text:p>2.6724130515</text:p>
          </table:table-cell>
          <table:table-cell office:value-type="float" office:value="2.5640359579887" calcext:value-type="float">
            <text:p>2.564035958</text:p>
          </table:table-cell>
          <table:table-cell table:style-name="Default"/>
          <table:table-cell table:number-columns-repeated="2"/>
          <table:table-cell table:formula="of:=FLOOR([.I100];0.1;1)" office:value-type="float" office:value="0" calcext:value-type="float">
            <text:p>0</text:p>
          </table:table-cell>
          <table:table-cell table:formula="of:=COUNTIFS([.$D$1:.$D$1000];&quot;&lt;=&quot;&amp;[.I100];[.$D$1:.$D$1000];&quot;&gt;&quot;&amp;[.I99])" office:value-type="float" office:value="0" calcext:value-type="float">
            <text:p>0</text:p>
          </table:table-cell>
          <table:table-cell table:formula="of:=[.$I$10]+[.J100]*[.$J$10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6"/>
          <table:table-cell table:formula="of:=FLOOR([.I101];0.1;1)" office:value-type="float" office:value="0" calcext:value-type="float">
            <text:p>0</text:p>
          </table:table-cell>
          <table:table-cell table:formula="of:=COUNTIFS([.$D$1:.$D$1000];&quot;&lt;=&quot;&amp;[.I101];[.$D$1:.$D$1000];&quot;&gt;&quot;&amp;[.I100])" office:value-type="float" office:value="0" calcext:value-type="float">
            <text:p>0</text:p>
          </table:table-cell>
          <table:table-cell table:formula="of:=[.$I$10]+[.J101]*[.$J$10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6"/>
          <table:table-cell table:formula="of:=FLOOR([.I102];0.1;1)" office:value-type="float" office:value="0" calcext:value-type="float">
            <text:p>0</text:p>
          </table:table-cell>
          <table:table-cell table:formula="of:=COUNTIFS([.$D$1:.$D$1000];&quot;&lt;=&quot;&amp;[.I102];[.$D$1:.$D$1000];&quot;&gt;&quot;&amp;[.I101])" office:value-type="float" office:value="0" calcext:value-type="float">
            <text:p>0</text:p>
          </table:table-cell>
          <table:table-cell table:formula="of:=[.$I$10]+[.J102]*[.$J$10]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6"/>
          <table:table-cell table:formula="of:=FLOOR([.I103];0.1;1)" office:value-type="float" office:value="0" calcext:value-type="float">
            <text:p>0</text:p>
          </table:table-cell>
          <table:table-cell table:formula="of:=COUNTIFS([.$D$1:.$D$1000];&quot;&lt;=&quot;&amp;[.I103];[.$D$1:.$D$1000];&quot;&gt;&quot;&amp;[.I102])" office:value-type="float" office:value="0" calcext:value-type="float">
            <text:p>0</text:p>
          </table:table-cell>
          <table:table-cell table:formula="of:=[.$I$10]+[.J103]*[.$J$10]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6"/>
          <table:table-cell table:formula="of:=FLOOR([.I104];0.1;1)" office:value-type="float" office:value="0" calcext:value-type="float">
            <text:p>0</text:p>
          </table:table-cell>
          <table:table-cell table:formula="of:=COUNTIFS([.$D$1:.$D$1000];&quot;&lt;=&quot;&amp;[.I104];[.$D$1:.$D$1000];&quot;&gt;&quot;&amp;[.I103])" office:value-type="float" office:value="0" calcext:value-type="float">
            <text:p>0</text:p>
          </table:table-cell>
          <table:table-cell table:formula="of:=[.$I$10]+[.J104]*[.$J$10]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6"/>
          <table:table-cell table:formula="of:=FLOOR([.I105];0.1;1)" office:value-type="float" office:value="0" calcext:value-type="float">
            <text:p>0</text:p>
          </table:table-cell>
          <table:table-cell table:formula="of:=COUNTIFS([.$D$1:.$D$1000];&quot;&lt;=&quot;&amp;[.I105];[.$D$1:.$D$1000];&quot;&gt;&quot;&amp;[.I104])" office:value-type="float" office:value="0" calcext:value-type="float">
            <text:p>0</text:p>
          </table:table-cell>
          <table:table-cell table:formula="of:=[.$I$10]+[.J105]*[.$J$10]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6"/>
          <table:table-cell table:formula="of:=FLOOR([.I106];0.1;1)" office:value-type="float" office:value="0" calcext:value-type="float">
            <text:p>0</text:p>
          </table:table-cell>
          <table:table-cell table:formula="of:=COUNTIFS([.$D$1:.$D$1000];&quot;&lt;=&quot;&amp;[.I106];[.$D$1:.$D$1000];&quot;&gt;&quot;&amp;[.I105])" office:value-type="float" office:value="0" calcext:value-type="float">
            <text:p>0</text:p>
          </table:table-cell>
          <table:table-cell table:formula="of:=[.$I$10]+[.J106]*[.$J$10]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6"/>
          <table:table-cell table:formula="of:=FLOOR([.I107];0.1;1)" office:value-type="float" office:value="0" calcext:value-type="float">
            <text:p>0</text:p>
          </table:table-cell>
          <table:table-cell table:formula="of:=COUNTIFS([.$D$1:.$D$1000];&quot;&lt;=&quot;&amp;[.I107];[.$D$1:.$D$1000];&quot;&gt;&quot;&amp;[.I106])" office:value-type="float" office:value="0" calcext:value-type="float">
            <text:p>0</text:p>
          </table:table-cell>
          <table:table-cell table:formula="of:=[.$I$10]+[.J107]*[.$J$10]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6"/>
          <table:table-cell table:formula="of:=FLOOR([.I108];0.1;1)" office:value-type="float" office:value="0" calcext:value-type="float">
            <text:p>0</text:p>
          </table:table-cell>
          <table:table-cell table:formula="of:=COUNTIFS([.$D$1:.$D$1000];&quot;&lt;=&quot;&amp;[.I108];[.$D$1:.$D$1000];&quot;&gt;&quot;&amp;[.I107])" office:value-type="float" office:value="0" calcext:value-type="float">
            <text:p>0</text:p>
          </table:table-cell>
          <table:table-cell table:formula="of:=[.$I$10]+[.J108]*[.$J$10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6"/>
          <table:table-cell table:formula="of:=FLOOR([.I109];0.1;1)" office:value-type="float" office:value="0" calcext:value-type="float">
            <text:p>0</text:p>
          </table:table-cell>
          <table:table-cell table:formula="of:=COUNTIFS([.$D$1:.$D$1000];&quot;&lt;=&quot;&amp;[.I109];[.$D$1:.$D$1000];&quot;&gt;&quot;&amp;[.I108])" office:value-type="float" office:value="0" calcext:value-type="float">
            <text:p>0</text:p>
          </table:table-cell>
          <table:table-cell table:formula="of:=[.$I$10]+[.J109]*[.$J$10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6"/>
          <table:table-cell table:formula="of:=FLOOR([.I110];0.1;1)" office:value-type="float" office:value="0" calcext:value-type="float">
            <text:p>0</text:p>
          </table:table-cell>
          <table:table-cell table:formula="of:=COUNTIFS([.$D$1:.$D$1000];&quot;&lt;=&quot;&amp;[.I110];[.$D$1:.$D$1000];&quot;&gt;&quot;&amp;[.I109])" office:value-type="float" office:value="0" calcext:value-type="float">
            <text:p>0</text:p>
          </table:table-cell>
          <table:table-cell table:formula="of:=[.$I$10]+[.J110]*[.$J$10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6"/>
          <table:table-cell table:formula="of:=FLOOR([.I111];0.1;1)" office:value-type="float" office:value="0" calcext:value-type="float">
            <text:p>0</text:p>
          </table:table-cell>
          <table:table-cell table:formula="of:=COUNTIFS([.$D$1:.$D$1000];&quot;&lt;=&quot;&amp;[.I111];[.$D$1:.$D$1000];&quot;&gt;&quot;&amp;[.I110])" office:value-type="float" office:value="0" calcext:value-type="float">
            <text:p>0</text:p>
          </table:table-cell>
          <table:table-cell table:formula="of:=[.$I$10]+[.J111]*[.$J$10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6"/>
          <table:table-cell table:formula="of:=FLOOR([.I112];0.1;1)" office:value-type="float" office:value="0" calcext:value-type="float">
            <text:p>0</text:p>
          </table:table-cell>
          <table:table-cell table:formula="of:=COUNTIFS([.$D$1:.$D$1000];&quot;&lt;=&quot;&amp;[.I112];[.$D$1:.$D$1000];&quot;&gt;&quot;&amp;[.I111])" office:value-type="float" office:value="0" calcext:value-type="float">
            <text:p>0</text:p>
          </table:table-cell>
          <table:table-cell table:formula="of:=[.$I$10]+[.J112]*[.$J$10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6"/>
          <table:table-cell table:formula="of:=FLOOR([.I113];0.1;1)" office:value-type="float" office:value="0" calcext:value-type="float">
            <text:p>0</text:p>
          </table:table-cell>
          <table:table-cell table:formula="of:=COUNTIFS([.$D$1:.$D$1000];&quot;&lt;=&quot;&amp;[.I113];[.$D$1:.$D$1000];&quot;&gt;&quot;&amp;[.I112])" office:value-type="float" office:value="0" calcext:value-type="float">
            <text:p>0</text:p>
          </table:table-cell>
          <table:table-cell table:formula="of:=[.$I$10]+[.J113]*[.$J$10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6"/>
          <table:table-cell table:formula="of:=FLOOR([.I114];0.1;1)" office:value-type="float" office:value="0" calcext:value-type="float">
            <text:p>0</text:p>
          </table:table-cell>
          <table:table-cell table:formula="of:=COUNTIFS([.$D$1:.$D$1000];&quot;&lt;=&quot;&amp;[.I114];[.$D$1:.$D$1000];&quot;&gt;&quot;&amp;[.I113])" office:value-type="float" office:value="0" calcext:value-type="float">
            <text:p>0</text:p>
          </table:table-cell>
          <table:table-cell table:formula="of:=[.$I$10]+[.J114]*[.$J$10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6"/>
          <table:table-cell table:formula="of:=FLOOR([.I115];0.1;1)" office:value-type="float" office:value="0" calcext:value-type="float">
            <text:p>0</text:p>
          </table:table-cell>
          <table:table-cell table:formula="of:=COUNTIFS([.$D$1:.$D$1000];&quot;&lt;=&quot;&amp;[.I115];[.$D$1:.$D$1000];&quot;&gt;&quot;&amp;[.I114])" office:value-type="float" office:value="0" calcext:value-type="float">
            <text:p>0</text:p>
          </table:table-cell>
          <table:table-cell table:formula="of:=[.$I$10]+[.J115]*[.$J$10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6"/>
          <table:table-cell table:formula="of:=FLOOR([.I116];0.1;1)" office:value-type="float" office:value="0" calcext:value-type="float">
            <text:p>0</text:p>
          </table:table-cell>
          <table:table-cell table:formula="of:=COUNTIFS([.$D$1:.$D$1000];&quot;&lt;=&quot;&amp;[.I116];[.$D$1:.$D$1000];&quot;&gt;&quot;&amp;[.I115])" office:value-type="float" office:value="0" calcext:value-type="float">
            <text:p>0</text:p>
          </table:table-cell>
          <table:table-cell table:formula="of:=[.$I$10]+[.J116]*[.$J$10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6"/>
          <table:table-cell table:formula="of:=FLOOR([.I117];0.1;1)" office:value-type="float" office:value="0" calcext:value-type="float">
            <text:p>0</text:p>
          </table:table-cell>
          <table:table-cell table:formula="of:=COUNTIFS([.$D$1:.$D$1000];&quot;&lt;=&quot;&amp;[.I117];[.$D$1:.$D$1000];&quot;&gt;&quot;&amp;[.I116])" office:value-type="float" office:value="0" calcext:value-type="float">
            <text:p>0</text:p>
          </table:table-cell>
          <table:table-cell table:formula="of:=[.$I$10]+[.J117]*[.$J$10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6"/>
          <table:table-cell table:formula="of:=FLOOR([.I118];0.1;1)" office:value-type="float" office:value="0" calcext:value-type="float">
            <text:p>0</text:p>
          </table:table-cell>
          <table:table-cell table:formula="of:=COUNTIFS([.$D$1:.$D$1000];&quot;&lt;=&quot;&amp;[.I118];[.$D$1:.$D$1000];&quot;&gt;&quot;&amp;[.I117])" office:value-type="float" office:value="0" calcext:value-type="float">
            <text:p>0</text:p>
          </table:table-cell>
          <table:table-cell table:formula="of:=[.$I$10]+[.J118]*[.$J$10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6"/>
          <table:table-cell table:formula="of:=FLOOR([.I119];0.1;1)" office:value-type="float" office:value="0" calcext:value-type="float">
            <text:p>0</text:p>
          </table:table-cell>
          <table:table-cell table:formula="of:=COUNTIFS([.$D$1:.$D$1000];&quot;&lt;=&quot;&amp;[.I119];[.$D$1:.$D$1000];&quot;&gt;&quot;&amp;[.I118])" office:value-type="float" office:value="0" calcext:value-type="float">
            <text:p>0</text:p>
          </table:table-cell>
          <table:table-cell table:formula="of:=[.$I$10]+[.J119]*[.$J$10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6"/>
          <table:table-cell table:formula="of:=FLOOR([.I120];0.1;1)" office:value-type="float" office:value="0" calcext:value-type="float">
            <text:p>0</text:p>
          </table:table-cell>
          <table:table-cell table:formula="of:=COUNTIFS([.$D$1:.$D$1000];&quot;&lt;=&quot;&amp;[.I120];[.$D$1:.$D$1000];&quot;&gt;&quot;&amp;[.I119])" office:value-type="float" office:value="0" calcext:value-type="float">
            <text:p>0</text:p>
          </table:table-cell>
          <table:table-cell table:formula="of:=[.$I$10]+[.J120]*[.$J$10]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6"/>
          <table:table-cell table:formula="of:=FLOOR([.I121];0.1;1)" office:value-type="float" office:value="0" calcext:value-type="float">
            <text:p>0</text:p>
          </table:table-cell>
          <table:table-cell table:formula="of:=COUNTIFS([.$D$1:.$D$1000];&quot;&lt;=&quot;&amp;[.I121];[.$D$1:.$D$1000];&quot;&gt;&quot;&amp;[.I120])" office:value-type="float" office:value="0" calcext:value-type="float">
            <text:p>0</text:p>
          </table:table-cell>
          <table:table-cell table:formula="of:=[.$I$10]+[.J121]*[.$J$10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6"/>
          <table:table-cell table:formula="of:=FLOOR([.I122];0.1;1)" office:value-type="float" office:value="0" calcext:value-type="float">
            <text:p>0</text:p>
          </table:table-cell>
          <table:table-cell table:formula="of:=COUNTIFS([.$D$1:.$D$1000];&quot;&lt;=&quot;&amp;[.I122];[.$D$1:.$D$1000];&quot;&gt;&quot;&amp;[.I121])" office:value-type="float" office:value="0" calcext:value-type="float">
            <text:p>0</text:p>
          </table:table-cell>
          <table:table-cell table:formula="of:=[.$I$10]+[.J122]*[.$J$10]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6"/>
          <table:table-cell table:formula="of:=FLOOR([.I123];0.1;1)" office:value-type="float" office:value="0" calcext:value-type="float">
            <text:p>0</text:p>
          </table:table-cell>
          <table:table-cell table:formula="of:=COUNTIFS([.$D$1:.$D$1000];&quot;&lt;=&quot;&amp;[.I123];[.$D$1:.$D$1000];&quot;&gt;&quot;&amp;[.I122])" office:value-type="float" office:value="0" calcext:value-type="float">
            <text:p>0</text:p>
          </table:table-cell>
          <table:table-cell table:formula="of:=[.$I$10]+[.J123]*[.$J$10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6"/>
          <table:table-cell table:formula="of:=FLOOR([.I124];0.1;1)" office:value-type="float" office:value="0" calcext:value-type="float">
            <text:p>0</text:p>
          </table:table-cell>
          <table:table-cell table:formula="of:=COUNTIFS([.$D$1:.$D$1000];&quot;&lt;=&quot;&amp;[.I124];[.$D$1:.$D$1000];&quot;&gt;&quot;&amp;[.I123])" office:value-type="float" office:value="0" calcext:value-type="float">
            <text:p>0</text:p>
          </table:table-cell>
          <table:table-cell table:formula="of:=[.$I$10]+[.J124]*[.$J$10]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6"/>
          <table:table-cell table:formula="of:=FLOOR([.I125];0.1;1)" office:value-type="float" office:value="0" calcext:value-type="float">
            <text:p>0</text:p>
          </table:table-cell>
          <table:table-cell table:formula="of:=COUNTIFS([.$D$1:.$D$1000];&quot;&lt;=&quot;&amp;[.I125];[.$D$1:.$D$1000];&quot;&gt;&quot;&amp;[.I124])" office:value-type="float" office:value="0" calcext:value-type="float">
            <text:p>0</text:p>
          </table:table-cell>
          <table:table-cell table:formula="of:=[.$I$10]+[.J125]*[.$J$10]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6"/>
          <table:table-cell table:formula="of:=FLOOR([.I126];0.1;1)" office:value-type="float" office:value="0" calcext:value-type="float">
            <text:p>0</text:p>
          </table:table-cell>
          <table:table-cell table:formula="of:=COUNTIFS([.$D$1:.$D$1000];&quot;&lt;=&quot;&amp;[.I126];[.$D$1:.$D$1000];&quot;&gt;&quot;&amp;[.I125])" office:value-type="float" office:value="0" calcext:value-type="float">
            <text:p>0</text:p>
          </table:table-cell>
          <table:table-cell table:formula="of:=[.$I$10]+[.J126]*[.$J$10]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6"/>
          <table:table-cell table:formula="of:=FLOOR([.I127];0.1;1)" office:value-type="float" office:value="0" calcext:value-type="float">
            <text:p>0</text:p>
          </table:table-cell>
          <table:table-cell table:formula="of:=COUNTIFS([.$D$1:.$D$1000];&quot;&lt;=&quot;&amp;[.I127];[.$D$1:.$D$1000];&quot;&gt;&quot;&amp;[.I126])" office:value-type="float" office:value="0" calcext:value-type="float">
            <text:p>0</text:p>
          </table:table-cell>
          <table:table-cell table:formula="of:=[.$I$10]+[.J127]*[.$J$10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6"/>
          <table:table-cell table:formula="of:=FLOOR([.I128];0.1;1)" office:value-type="float" office:value="0" calcext:value-type="float">
            <text:p>0</text:p>
          </table:table-cell>
          <table:table-cell table:formula="of:=COUNTIFS([.$D$1:.$D$1000];&quot;&lt;=&quot;&amp;[.I128];[.$D$1:.$D$1000];&quot;&gt;&quot;&amp;[.I127])" office:value-type="float" office:value="0" calcext:value-type="float">
            <text:p>0</text:p>
          </table:table-cell>
          <table:table-cell table:formula="of:=[.$I$10]+[.J128]*[.$J$10]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6"/>
          <table:table-cell table:formula="of:=FLOOR([.I129];0.1;1)" office:value-type="float" office:value="0" calcext:value-type="float">
            <text:p>0</text:p>
          </table:table-cell>
          <table:table-cell table:formula="of:=COUNTIFS([.$D$1:.$D$1000];&quot;&lt;=&quot;&amp;[.I129];[.$D$1:.$D$1000];&quot;&gt;&quot;&amp;[.I128])" office:value-type="float" office:value="0" calcext:value-type="float">
            <text:p>0</text:p>
          </table:table-cell>
          <table:table-cell table:formula="of:=[.$I$10]+[.J129]*[.$J$10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6"/>
          <table:table-cell table:formula="of:=FLOOR([.I130];0.1;1)" office:value-type="float" office:value="0" calcext:value-type="float">
            <text:p>0</text:p>
          </table:table-cell>
          <table:table-cell table:formula="of:=COUNTIFS([.$D$1:.$D$1000];&quot;&lt;=&quot;&amp;[.I130];[.$D$1:.$D$1000];&quot;&gt;&quot;&amp;[.I129])" office:value-type="float" office:value="0" calcext:value-type="float">
            <text:p>0</text:p>
          </table:table-cell>
          <table:table-cell table:formula="of:=[.$I$10]+[.J130]*[.$J$10]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6"/>
          <table:table-cell table:formula="of:=FLOOR([.I131];0.1;1)" office:value-type="float" office:value="0" calcext:value-type="float">
            <text:p>0</text:p>
          </table:table-cell>
          <table:table-cell table:formula="of:=COUNTIFS([.$D$1:.$D$1000];&quot;&lt;=&quot;&amp;[.I131];[.$D$1:.$D$1000];&quot;&gt;&quot;&amp;[.I130])" office:value-type="float" office:value="0" calcext:value-type="float">
            <text:p>0</text:p>
          </table:table-cell>
          <table:table-cell table:formula="of:=[.$I$10]+[.J131]*[.$J$10]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6"/>
          <table:table-cell table:formula="of:=FLOOR([.I132];0.1;1)" office:value-type="float" office:value="0" calcext:value-type="float">
            <text:p>0</text:p>
          </table:table-cell>
          <table:table-cell table:formula="of:=COUNTIFS([.$D$1:.$D$1000];&quot;&lt;=&quot;&amp;[.I132];[.$D$1:.$D$1000];&quot;&gt;&quot;&amp;[.I131])" office:value-type="float" office:value="0" calcext:value-type="float">
            <text:p>0</text:p>
          </table:table-cell>
          <table:table-cell table:formula="of:=[.$I$10]+[.J132]*[.$J$10]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6"/>
          <table:table-cell table:formula="of:=FLOOR([.I133];0.1;1)" office:value-type="float" office:value="0" calcext:value-type="float">
            <text:p>0</text:p>
          </table:table-cell>
          <table:table-cell table:formula="of:=COUNTIFS([.$D$1:.$D$1000];&quot;&lt;=&quot;&amp;[.I133];[.$D$1:.$D$1000];&quot;&gt;&quot;&amp;[.I132])" office:value-type="float" office:value="0" calcext:value-type="float">
            <text:p>0</text:p>
          </table:table-cell>
          <table:table-cell table:formula="of:=[.$I$10]+[.J133]*[.$J$10]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6"/>
          <table:table-cell table:formula="of:=FLOOR([.I134];0.1;1)" office:value-type="float" office:value="0" calcext:value-type="float">
            <text:p>0</text:p>
          </table:table-cell>
          <table:table-cell table:formula="of:=COUNTIFS([.$D$1:.$D$1000];&quot;&lt;=&quot;&amp;[.I134];[.$D$1:.$D$1000];&quot;&gt;&quot;&amp;[.I133])" office:value-type="float" office:value="0" calcext:value-type="float">
            <text:p>0</text:p>
          </table:table-cell>
          <table:table-cell table:formula="of:=[.$I$10]+[.J134]*[.$J$10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6"/>
          <table:table-cell table:formula="of:=FLOOR([.I135];0.1;1)" office:value-type="float" office:value="0" calcext:value-type="float">
            <text:p>0</text:p>
          </table:table-cell>
          <table:table-cell table:formula="of:=COUNTIFS([.$D$1:.$D$1000];&quot;&lt;=&quot;&amp;[.I135];[.$D$1:.$D$1000];&quot;&gt;&quot;&amp;[.I134])" office:value-type="float" office:value="0" calcext:value-type="float">
            <text:p>0</text:p>
          </table:table-cell>
          <table:table-cell table:formula="of:=[.$I$10]+[.J135]*[.$J$10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6"/>
          <table:table-cell table:formula="of:=FLOOR([.I136];0.1;1)" office:value-type="float" office:value="0" calcext:value-type="float">
            <text:p>0</text:p>
          </table:table-cell>
          <table:table-cell table:formula="of:=COUNTIFS([.$D$1:.$D$1000];&quot;&lt;=&quot;&amp;[.I136];[.$D$1:.$D$1000];&quot;&gt;&quot;&amp;[.I135])" office:value-type="float" office:value="0" calcext:value-type="float">
            <text:p>0</text:p>
          </table:table-cell>
          <table:table-cell table:formula="of:=[.$I$10]+[.J136]*[.$J$10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6"/>
          <table:table-cell table:formula="of:=FLOOR([.I137];0.1;1)" office:value-type="float" office:value="0" calcext:value-type="float">
            <text:p>0</text:p>
          </table:table-cell>
          <table:table-cell table:formula="of:=COUNTIFS([.$D$1:.$D$1000];&quot;&lt;=&quot;&amp;[.I137];[.$D$1:.$D$1000];&quot;&gt;&quot;&amp;[.I136])" office:value-type="float" office:value="0" calcext:value-type="float">
            <text:p>0</text:p>
          </table:table-cell>
          <table:table-cell table:formula="of:=[.$I$10]+[.J137]*[.$J$10]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6"/>
          <table:table-cell table:formula="of:=FLOOR([.I138];0.1;1)" office:value-type="float" office:value="0" calcext:value-type="float">
            <text:p>0</text:p>
          </table:table-cell>
          <table:table-cell table:formula="of:=COUNTIFS([.$D$1:.$D$1000];&quot;&lt;=&quot;&amp;[.I138];[.$D$1:.$D$1000];&quot;&gt;&quot;&amp;[.I137])" office:value-type="float" office:value="0" calcext:value-type="float">
            <text:p>0</text:p>
          </table:table-cell>
          <table:table-cell table:formula="of:=[.$I$10]+[.J138]*[.$J$10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6"/>
          <table:table-cell table:formula="of:=FLOOR([.I139];0.1;1)" office:value-type="float" office:value="0" calcext:value-type="float">
            <text:p>0</text:p>
          </table:table-cell>
          <table:table-cell table:formula="of:=COUNTIFS([.$D$1:.$D$1000];&quot;&lt;=&quot;&amp;[.I139];[.$D$1:.$D$1000];&quot;&gt;&quot;&amp;[.I138])" office:value-type="float" office:value="0" calcext:value-type="float">
            <text:p>0</text:p>
          </table:table-cell>
          <table:table-cell table:formula="of:=[.$I$10]+[.J139]*[.$J$10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6"/>
          <table:table-cell table:formula="of:=FLOOR([.I140];0.1;1)" office:value-type="float" office:value="0" calcext:value-type="float">
            <text:p>0</text:p>
          </table:table-cell>
          <table:table-cell table:formula="of:=COUNTIFS([.$D$1:.$D$1000];&quot;&lt;=&quot;&amp;[.I140];[.$D$1:.$D$1000];&quot;&gt;&quot;&amp;[.I139])" office:value-type="float" office:value="0" calcext:value-type="float">
            <text:p>0</text:p>
          </table:table-cell>
          <table:table-cell table:formula="of:=[.$I$10]+[.J140]*[.$J$10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number-columns-repeated="6"/>
          <table:table-cell table:formula="of:=FLOOR([.I141];0.1;1)" office:value-type="float" office:value="0" calcext:value-type="float">
            <text:p>0</text:p>
          </table:table-cell>
          <table:table-cell table:formula="of:=COUNTIFS([.$D$1:.$D$1000];&quot;&lt;=&quot;&amp;[.I141];[.$D$1:.$D$1000];&quot;&gt;&quot;&amp;[.I140])" office:value-type="float" office:value="0" calcext:value-type="float">
            <text:p>0</text:p>
          </table:table-cell>
          <table:table-cell table:formula="of:=[.$I$10]+[.J141]*[.$J$10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6"/>
          <table:table-cell table:formula="of:=FLOOR([.I142];0.1;1)" office:value-type="float" office:value="0" calcext:value-type="float">
            <text:p>0</text:p>
          </table:table-cell>
          <table:table-cell table:formula="of:=COUNTIFS([.$D$1:.$D$1000];&quot;&lt;=&quot;&amp;[.I142];[.$D$1:.$D$1000];&quot;&gt;&quot;&amp;[.I141])" office:value-type="float" office:value="0" calcext:value-type="float">
            <text:p>0</text:p>
          </table:table-cell>
          <table:table-cell table:formula="of:=[.$I$10]+[.J142]*[.$J$10]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6"/>
          <table:table-cell table:formula="of:=FLOOR([.I143];0.1;1)" office:value-type="float" office:value="0" calcext:value-type="float">
            <text:p>0</text:p>
          </table:table-cell>
          <table:table-cell table:formula="of:=COUNTIFS([.$D$1:.$D$1000];&quot;&lt;=&quot;&amp;[.I143];[.$D$1:.$D$1000];&quot;&gt;&quot;&amp;[.I142])" office:value-type="float" office:value="0" calcext:value-type="float">
            <text:p>0</text:p>
          </table:table-cell>
          <table:table-cell table:formula="of:=[.$I$10]+[.J143]*[.$J$10]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6"/>
          <table:table-cell table:formula="of:=FLOOR([.I144];0.1;1)" office:value-type="float" office:value="0" calcext:value-type="float">
            <text:p>0</text:p>
          </table:table-cell>
          <table:table-cell table:formula="of:=COUNTIFS([.$D$1:.$D$1000];&quot;&lt;=&quot;&amp;[.I144];[.$D$1:.$D$1000];&quot;&gt;&quot;&amp;[.I143])" office:value-type="float" office:value="0" calcext:value-type="float">
            <text:p>0</text:p>
          </table:table-cell>
          <table:table-cell table:formula="of:=[.$I$10]+[.J144]*[.$J$10]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6"/>
          <table:table-cell table:formula="of:=FLOOR([.I145];0.1;1)" office:value-type="float" office:value="0" calcext:value-type="float">
            <text:p>0</text:p>
          </table:table-cell>
          <table:table-cell table:formula="of:=COUNTIFS([.$D$1:.$D$1000];&quot;&lt;=&quot;&amp;[.I145];[.$D$1:.$D$1000];&quot;&gt;&quot;&amp;[.I144])" office:value-type="float" office:value="0" calcext:value-type="float">
            <text:p>0</text:p>
          </table:table-cell>
          <table:table-cell table:formula="of:=[.$I$10]+[.J145]*[.$J$10]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6"/>
          <table:table-cell table:formula="of:=FLOOR([.I146];0.1;1)" office:value-type="float" office:value="0" calcext:value-type="float">
            <text:p>0</text:p>
          </table:table-cell>
          <table:table-cell table:formula="of:=COUNTIFS([.$D$1:.$D$1000];&quot;&lt;=&quot;&amp;[.I146];[.$D$1:.$D$1000];&quot;&gt;&quot;&amp;[.I145])" office:value-type="float" office:value="0" calcext:value-type="float">
            <text:p>0</text:p>
          </table:table-cell>
          <table:table-cell table:formula="of:=[.$I$10]+[.J146]*[.$J$10]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6"/>
          <table:table-cell table:formula="of:=FLOOR([.I147];0.1;1)" office:value-type="float" office:value="0" calcext:value-type="float">
            <text:p>0</text:p>
          </table:table-cell>
          <table:table-cell table:formula="of:=COUNTIFS([.$D$1:.$D$1000];&quot;&lt;=&quot;&amp;[.I147];[.$D$1:.$D$1000];&quot;&gt;&quot;&amp;[.I146])" office:value-type="float" office:value="0" calcext:value-type="float">
            <text:p>0</text:p>
          </table:table-cell>
          <table:table-cell table:formula="of:=[.$I$10]+[.J147]*[.$J$10]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table:number-columns-repeated="6"/>
          <table:table-cell table:formula="of:=FLOOR([.I148];0.1;1)" office:value-type="float" office:value="0" calcext:value-type="float">
            <text:p>0</text:p>
          </table:table-cell>
          <table:table-cell table:formula="of:=COUNTIFS([.$D$1:.$D$1000];&quot;&lt;=&quot;&amp;[.I148];[.$D$1:.$D$1000];&quot;&gt;&quot;&amp;[.I147])" office:value-type="float" office:value="0" calcext:value-type="float">
            <text:p>0</text:p>
          </table:table-cell>
          <table:table-cell table:formula="of:=[.$I$10]+[.J148]*[.$J$10]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6"/>
          <table:table-cell table:formula="of:=FLOOR([.I149];0.1;1)" office:value-type="float" office:value="0" calcext:value-type="float">
            <text:p>0</text:p>
          </table:table-cell>
          <table:table-cell table:formula="of:=COUNTIFS([.$D$1:.$D$1000];&quot;&lt;=&quot;&amp;[.I149];[.$D$1:.$D$1000];&quot;&gt;&quot;&amp;[.I148])" office:value-type="float" office:value="0" calcext:value-type="float">
            <text:p>0</text:p>
          </table:table-cell>
          <table:table-cell table:formula="of:=[.$I$10]+[.J149]*[.$J$10]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6"/>
          <table:table-cell table:formula="of:=FLOOR([.I150];0.1;1)" office:value-type="float" office:value="0" calcext:value-type="float">
            <text:p>0</text:p>
          </table:table-cell>
          <table:table-cell table:formula="of:=COUNTIFS([.$D$1:.$D$1000];&quot;&lt;=&quot;&amp;[.I150];[.$D$1:.$D$1000];&quot;&gt;&quot;&amp;[.I149])" office:value-type="float" office:value="0" calcext:value-type="float">
            <text:p>0</text:p>
          </table:table-cell>
          <table:table-cell table:formula="of:=[.$I$10]+[.J150]*[.$J$10]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6"/>
          <table:table-cell table:formula="of:=FLOOR([.I151];0.1;1)" office:value-type="float" office:value="0" calcext:value-type="float">
            <text:p>0</text:p>
          </table:table-cell>
          <table:table-cell table:formula="of:=COUNTIFS([.$D$1:.$D$1000];&quot;&lt;=&quot;&amp;[.I151];[.$D$1:.$D$1000];&quot;&gt;&quot;&amp;[.I150])" office:value-type="float" office:value="0" calcext:value-type="float">
            <text:p>0</text:p>
          </table:table-cell>
          <table:table-cell table:formula="of:=[.$I$10]+[.J151]*[.$J$10]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6"/>
          <table:table-cell table:formula="of:=FLOOR([.I152];0.1;1)" office:value-type="float" office:value="0" calcext:value-type="float">
            <text:p>0</text:p>
          </table:table-cell>
          <table:table-cell table:formula="of:=COUNTIFS([.$D$1:.$D$1000];&quot;&lt;=&quot;&amp;[.I152];[.$D$1:.$D$1000];&quot;&gt;&quot;&amp;[.I151])" office:value-type="float" office:value="0" calcext:value-type="float">
            <text:p>0</text:p>
          </table:table-cell>
          <table:table-cell table:formula="of:=[.$I$10]+[.J152]*[.$J$10]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table:number-columns-repeated="6"/>
          <table:table-cell table:formula="of:=FLOOR([.I153];0.1;1)" office:value-type="float" office:value="0" calcext:value-type="float">
            <text:p>0</text:p>
          </table:table-cell>
          <table:table-cell table:formula="of:=COUNTIFS([.$D$1:.$D$1000];&quot;&lt;=&quot;&amp;[.I153];[.$D$1:.$D$1000];&quot;&gt;&quot;&amp;[.I152])" office:value-type="float" office:value="0" calcext:value-type="float">
            <text:p>0</text:p>
          </table:table-cell>
          <table:table-cell table:formula="of:=[.$I$10]+[.J153]*[.$J$10]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6"/>
          <table:table-cell table:formula="of:=FLOOR([.I154];0.1;1)" office:value-type="float" office:value="0" calcext:value-type="float">
            <text:p>0</text:p>
          </table:table-cell>
          <table:table-cell table:formula="of:=COUNTIFS([.$D$1:.$D$1000];&quot;&lt;=&quot;&amp;[.I154];[.$D$1:.$D$1000];&quot;&gt;&quot;&amp;[.I153])" office:value-type="float" office:value="0" calcext:value-type="float">
            <text:p>0</text:p>
          </table:table-cell>
          <table:table-cell table:formula="of:=[.$I$10]+[.J154]*[.$J$10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6"/>
          <table:table-cell table:formula="of:=FLOOR([.I155];0.1;1)" office:value-type="float" office:value="0" calcext:value-type="float">
            <text:p>0</text:p>
          </table:table-cell>
          <table:table-cell table:formula="of:=COUNTIFS([.$D$1:.$D$1000];&quot;&lt;=&quot;&amp;[.I155];[.$D$1:.$D$1000];&quot;&gt;&quot;&amp;[.I154])" office:value-type="float" office:value="0" calcext:value-type="float">
            <text:p>0</text:p>
          </table:table-cell>
          <table:table-cell table:formula="of:=[.$I$10]+[.J155]*[.$J$10]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6"/>
          <table:table-cell table:formula="of:=FLOOR([.I156];0.1;1)" office:value-type="float" office:value="0" calcext:value-type="float">
            <text:p>0</text:p>
          </table:table-cell>
          <table:table-cell table:formula="of:=COUNTIFS([.$D$1:.$D$1000];&quot;&lt;=&quot;&amp;[.I156];[.$D$1:.$D$1000];&quot;&gt;&quot;&amp;[.I155])" office:value-type="float" office:value="0" calcext:value-type="float">
            <text:p>0</text:p>
          </table:table-cell>
          <table:table-cell table:formula="of:=[.$I$10]+[.J156]*[.$J$10]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6"/>
          <table:table-cell table:formula="of:=FLOOR([.I157];0.1;1)" office:value-type="float" office:value="0" calcext:value-type="float">
            <text:p>0</text:p>
          </table:table-cell>
          <table:table-cell table:formula="of:=COUNTIFS([.$D$1:.$D$1000];&quot;&lt;=&quot;&amp;[.I157];[.$D$1:.$D$1000];&quot;&gt;&quot;&amp;[.I156])" office:value-type="float" office:value="0" calcext:value-type="float">
            <text:p>0</text:p>
          </table:table-cell>
          <table:table-cell table:formula="of:=[.$I$10]+[.J157]*[.$J$10]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6"/>
          <table:table-cell table:formula="of:=FLOOR([.I158];0.1;1)" office:value-type="float" office:value="0" calcext:value-type="float">
            <text:p>0</text:p>
          </table:table-cell>
          <table:table-cell table:formula="of:=COUNTIFS([.$D$1:.$D$1000];&quot;&lt;=&quot;&amp;[.I158];[.$D$1:.$D$1000];&quot;&gt;&quot;&amp;[.I157])" office:value-type="float" office:value="0" calcext:value-type="float">
            <text:p>0</text:p>
          </table:table-cell>
          <table:table-cell table:formula="of:=[.$I$10]+[.J158]*[.$J$10]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6"/>
          <table:table-cell table:formula="of:=FLOOR([.I159];0.1;1)" office:value-type="float" office:value="0" calcext:value-type="float">
            <text:p>0</text:p>
          </table:table-cell>
          <table:table-cell table:formula="of:=COUNTIFS([.$D$1:.$D$1000];&quot;&lt;=&quot;&amp;[.I159];[.$D$1:.$D$1000];&quot;&gt;&quot;&amp;[.I158])" office:value-type="float" office:value="0" calcext:value-type="float">
            <text:p>0</text:p>
          </table:table-cell>
          <table:table-cell table:formula="of:=[.$I$10]+[.J159]*[.$J$10]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6"/>
          <table:table-cell table:formula="of:=FLOOR([.I160];0.1;1)" office:value-type="float" office:value="0" calcext:value-type="float">
            <text:p>0</text:p>
          </table:table-cell>
          <table:table-cell table:formula="of:=COUNTIFS([.$D$1:.$D$1000];&quot;&lt;=&quot;&amp;[.I160];[.$D$1:.$D$1000];&quot;&gt;&quot;&amp;[.I159])" office:value-type="float" office:value="0" calcext:value-type="float">
            <text:p>0</text:p>
          </table:table-cell>
          <table:table-cell table:formula="of:=[.$I$10]+[.J160]*[.$J$10]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6"/>
          <table:table-cell table:formula="of:=FLOOR([.I161];0.1;1)" office:value-type="float" office:value="0" calcext:value-type="float">
            <text:p>0</text:p>
          </table:table-cell>
          <table:table-cell table:formula="of:=COUNTIFS([.$D$1:.$D$1000];&quot;&lt;=&quot;&amp;[.I161];[.$D$1:.$D$1000];&quot;&gt;&quot;&amp;[.I160])" office:value-type="float" office:value="0" calcext:value-type="float">
            <text:p>0</text:p>
          </table:table-cell>
          <table:table-cell table:formula="of:=[.$I$10]+[.J161]*[.$J$10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number-rows-repeated="44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60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102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154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73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266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 table:number-rows-repeated="8">
          <table:table-cell/>
          <table:table-cell table:style-name="ce4"/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number-columns-repeated="3"/>
          <table:table-cell table:style-name="ce7" table:number-columns-repeated="2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 table:number-rows-repeated="40">
          <table:table-cell/>
          <table:table-cell table:style-name="ce4"/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31"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1" table:number-rows-repeated="17">
          <table:table-cell/>
          <table:table-cell table:style-name="ce4"/>
          <table:table-cell table:number-columns-repeated="5"/>
        </table:table-row>
        <table:table-row table:style-name="ro1" table:number-rows-repeated="99"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1:Sheet1.C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10:38:34.635031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4:00:18.228458400</meta:creation-date>
    <dc:date>2014-08-01T12:27:35.045731800</dc:date>
    <meta:editing-duration>PT16M25S</meta:editing-duration>
    <meta:editing-cycles>7</meta:editing-cycles>
    <meta:generator>LibreOffice/4.2.4.2$Linux_X86_64 LibreOffice_project/420m0$Build-2</meta:generator>
    <meta:document-statistic meta:table-count="2" meta:cell-count="918" meta:object-count="0"/>
  </office:meta>
</office:document-meta>
</file>